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</office:automatic-styles>
  <office:body>
    <office:spreadsheet>
      <table:table table:name="Clean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>
            <text:p>AXA</text:p>
          </table:table-cell>
          <table:table-cell table:style-name="Default" office:value-type="string">
            <text:p>GENERALI ITALIA</text:p>
          </table:table-cell>
          <table:table-cell table:style-name="Default" office:value-type="string">
            <text:p>HDI</text:p>
          </table:table-cell>
          <table:table-cell office:value-type="string">
            <text:p>ZURICH_LIFE</text:p>
          </table:table-cell>
          <table:table-cell office:value-type="string">
            <text:p>CREDIT_AGRICOLE</text:p>
          </table:table-cell>
        </table:table-row>
        <table:table-row table:style-name="ro1">
          <table:table-cell office:value-type="string">
            <text:p>R001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03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040</text:p>
          </table:table-cell>
          <table:table-cell table:style-name="Default" office:value-type="float" office:value="0">
            <text:p>0</text:p>
          </table:table-cell>
          <table:table-cell office:value-type="float" office:value="83675">
            <text:p>83,675</text:p>
          </table:table-cell>
          <table:table-cell office:value-type="float" office:value="9916">
            <text:p>9,9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05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060</text:p>
          </table:table-cell>
          <table:table-cell office:value-type="float" office:value="7498775">
            <text:p>7,498,775.00</text:p>
          </table:table-cell>
          <table:table-cell office:value-type="float" office:value="453560">
            <text:p>453,560</text:p>
          </table:table-cell>
          <table:table-cell office:value-type="float" office:value="41752">
            <text:p>41,752</text:p>
          </table:table-cell>
          <table:table-cell table:style-name="ce2" office:value-type="float" office:value="3423">
            <text:p>3,423</text:p>
          </table:table-cell>
          <table:table-cell table:style-name="ce2" office:value-type="float" office:value="46214">
            <text:p>46,214</text:p>
          </table:table-cell>
        </table:table-row>
        <table:table-row table:style-name="ro1">
          <table:table-cell office:value-type="string">
            <text:p>R0070</text:p>
          </table:table-cell>
          <table:table-cell office:value-type="float" office:value="13675315161.38">
            <text:p>13,675,315,161.38</text:p>
          </table:table-cell>
          <table:table-cell office:value-type="float" office:value="87964448">
            <text:p>87,964,448</text:p>
          </table:table-cell>
          <table:table-cell office:value-type="float" office:value="5328579">
            <text:p>5,328,579</text:p>
          </table:table-cell>
          <table:table-cell table:style-name="ce2" office:value-type="float" office:value="4403623">
            <text:p>4,403,623</text:p>
          </table:table-cell>
          <table:table-cell table:style-name="ce2" office:value-type="float" office:value="18074332">
            <text:p>18,074,332</text:p>
          </table:table-cell>
        </table:table-row>
        <table:table-row table:style-name="ro1">
          <table:table-cell office:value-type="string">
            <text:p>R0080</text:p>
          </table:table-cell>
          <table:table-cell office:value-type="float" office:value="39000">
            <text:p>39,000.00</text:p>
          </table:table-cell>
          <table:table-cell office:value-type="float" office:value="1445609">
            <text:p>1,445,609</text:p>
          </table:table-cell>
          <table:table-cell office:value-type="float" office:value="45338">
            <text:p>45,338</text:p>
          </table:table-cell>
          <table:table-cell office:value-type="float" office:value="0">
            <text:p>0</text:p>
          </table:table-cell>
          <table:table-cell table:style-name="ce2" office:value-type="float" office:value="8201">
            <text:p>8,201</text:p>
          </table:table-cell>
        </table:table-row>
        <table:table-row table:style-name="ro1">
          <table:table-cell office:value-type="string">
            <text:p>R0090</text:p>
          </table:table-cell>
          <table:table-cell office:value-type="float" office:value="192314150.08">
            <text:p>192,314,150.08</text:p>
          </table:table-cell>
          <table:table-cell office:value-type="float" office:value="18515654">
            <text:p>18,515,654</text:p>
          </table:table-cell>
          <table:table-cell office:value-type="float" office:value="136242">
            <text:p>136,242</text:p>
          </table:table-cell>
          <table:table-cell table:style-name="ce2" office:value-type="float" office:value="1511">
            <text:p>1,511</text:p>
          </table:table-cell>
          <table:table-cell table:style-name="ce2" office:value-type="float" office:value="238046">
            <text:p>238,046</text:p>
          </table:table-cell>
        </table:table-row>
        <table:table-row table:style-name="ro1">
          <table:table-cell office:value-type="string">
            <text:p>R0100</text:p>
          </table:table-cell>
          <table:table-cell office:value-type="float" office:value="120228957.35">
            <text:p>120,228,957.35</text:p>
          </table:table-cell>
          <table:table-cell office:value-type="float" office:value="4048034">
            <text:p>4,048,034</text:p>
          </table:table-cell>
          <table:table-cell office:value-type="float" office:value="5970">
            <text:p>5,970</text:p>
          </table:table-cell>
          <table:table-cell table:style-name="ce2" office:value-type="float" office:value="241363">
            <text:p>241,363</text:p>
          </table:table-cell>
          <table:table-cell table:style-name="ce2" office:value-type="float" office:value="481033">
            <text:p>481,033</text:p>
          </table:table-cell>
        </table:table-row>
        <table:table-row table:style-name="ro1">
          <table:table-cell office:value-type="string">
            <text:p>R0110</text:p>
          </table:table-cell>
          <table:table-cell office:value-type="float" office:value="74597798.46">
            <text:p>74,597,798.46</text:p>
          </table:table-cell>
          <table:table-cell office:value-type="float" office:value="946556">
            <text:p>946,556</text:p>
          </table:table-cell>
          <table:table-cell office:value-type="float" office:value="3961">
            <text:p>3,961</text:p>
          </table:table-cell>
          <table:table-cell table:style-name="ce2" office:value-type="float" office:value="241363">
            <text:p>241,363</text:p>
          </table:table-cell>
          <table:table-cell table:style-name="ce2" office:value-type="float" office:value="480949">
            <text:p>480,949</text:p>
          </table:table-cell>
        </table:table-row>
        <table:table-row table:style-name="ro1">
          <table:table-cell office:value-type="string">
            <text:p>R0120</text:p>
          </table:table-cell>
          <table:table-cell office:value-type="float" office:value="45631158.89">
            <text:p>45,631,158.89</text:p>
          </table:table-cell>
          <table:table-cell office:value-type="float" office:value="3101477">
            <text:p>3,101,477</text:p>
          </table:table-cell>
          <table:table-cell office:value-type="float" office:value="2009">
            <text:p>2,00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R0130</text:p>
          </table:table-cell>
          <table:table-cell office:value-type="float" office:value="10902783831.38">
            <text:p>10,902,783,831.38</text:p>
          </table:table-cell>
          <table:table-cell office:value-type="float" office:value="52305686">
            <text:p>52,305,686</text:p>
          </table:table-cell>
          <table:table-cell office:value-type="float" office:value="4882162">
            <text:p>4,882,162</text:p>
          </table:table-cell>
          <table:table-cell table:style-name="ce2" office:value-type="float" office:value="3554811">
            <text:p>3,554,811</text:p>
          </table:table-cell>
          <table:table-cell table:style-name="ce2" office:value-type="float" office:value="15254477">
            <text:p>15,254,477</text:p>
          </table:table-cell>
        </table:table-row>
        <table:table-row table:style-name="ro1">
          <table:table-cell office:value-type="string">
            <text:p>R0140</text:p>
          </table:table-cell>
          <table:table-cell office:value-type="float" office:value="4710113268.18">
            <text:p>4,710,113,268.18</text:p>
          </table:table-cell>
          <table:table-cell office:value-type="float" office:value="29358204">
            <text:p>29,358,204</text:p>
          </table:table-cell>
          <table:table-cell office:value-type="float" office:value="3222852">
            <text:p>3,222,852</text:p>
          </table:table-cell>
          <table:table-cell table:style-name="ce2" office:value-type="float" office:value="2405748">
            <text:p>2,405,748</text:p>
          </table:table-cell>
          <table:table-cell table:style-name="ce2" office:value-type="float" office:value="11192673">
            <text:p>11,192,673</text:p>
          </table:table-cell>
        </table:table-row>
        <table:table-row table:style-name="ro1">
          <table:table-cell office:value-type="string">
            <text:p>R0150</text:p>
          </table:table-cell>
          <table:table-cell office:value-type="float" office:value="4725383928.03">
            <text:p>4,725,383,928.03</text:p>
          </table:table-cell>
          <table:table-cell office:value-type="float" office:value="17230765">
            <text:p>17,230,765</text:p>
          </table:table-cell>
          <table:table-cell office:value-type="float" office:value="1602885">
            <text:p>1,602,885</text:p>
          </table:table-cell>
          <table:table-cell table:style-name="ce2" office:value-type="float" office:value="1108873">
            <text:p>1,108,873</text:p>
          </table:table-cell>
          <table:table-cell table:style-name="ce2" office:value-type="float" office:value="4061804">
            <text:p>4,061,804</text:p>
          </table:table-cell>
        </table:table-row>
        <table:table-row table:style-name="ro1">
          <table:table-cell office:value-type="string">
            <text:p>R0160</text:p>
          </table:table-cell>
          <table:table-cell office:value-type="float" office:value="173490763.72">
            <text:p>173,490,763.72</text:p>
          </table:table-cell>
          <table:table-cell office:value-type="float" office:value="5497133">
            <text:p>5,497,133</text:p>
          </table:table-cell>
          <table:table-cell office:value-type="float" office:value="54510">
            <text:p>54,510</text:p>
          </table:table-cell>
          <table:table-cell table:style-name="ce2" office:value-type="float" office:value="40189">
            <text:p>40,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170</text:p>
          </table:table-cell>
          <table:table-cell office:value-type="float" office:value="1293795871.45">
            <text:p>1,293,795,871.45</text:p>
          </table:table-cell>
          <table:table-cell office:value-type="float" office:value="219583">
            <text:p>219,583</text:p>
          </table:table-cell>
          <table:table-cell office:value-type="float" office:value="1916">
            <text:p>1,9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180</text:p>
          </table:table-cell>
          <table:table-cell office:value-type="float" office:value="2449254024.57">
            <text:p>2,449,254,024.57</text:p>
          </table:table-cell>
          <table:table-cell office:value-type="float" office:value="11558227">
            <text:p>11,558,227</text:p>
          </table:table-cell>
          <table:table-cell office:value-type="float" office:value="258865">
            <text:p>258,865</text:p>
          </table:table-cell>
          <table:table-cell table:style-name="ce2" office:value-type="float" office:value="605938">
            <text:p>605,938</text:p>
          </table:table-cell>
          <table:table-cell table:style-name="ce2" office:value-type="float" office:value="2089679">
            <text:p>2,089,679</text:p>
          </table:table-cell>
        </table:table-row>
        <table:table-row table:style-name="ro1">
          <table:table-cell office:value-type="string">
            <text:p>R0190</text:p>
          </table:table-cell>
          <table:table-cell office:value-type="float" office:value="10695198">
            <text:p>10,695,198.00</text:p>
          </table:table-cell>
          <table:table-cell office:value-type="float" office:value="91239">
            <text:p>91,239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2896">
            <text:p>2,896</text:p>
          </table:table-cell>
        </table:table-row>
        <table:table-row table:style-name="ro1">
          <table:table-cell office:value-type="string">
            <text:p>R020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21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220</text:p>
          </table:table-cell>
          <table:table-cell office:value-type="float" office:value="4829369144">
            <text:p>4,829,369,144.00</text:p>
          </table:table-cell>
          <table:table-cell office:value-type="float" office:value="16665297">
            <text:p>16,665,297</text:p>
          </table:table-cell>
          <table:table-cell office:value-type="float" office:value="729869">
            <text:p>729,869</text:p>
          </table:table-cell>
          <table:table-cell table:style-name="ce2" office:value-type="float" office:value="6219072">
            <text:p>6,219,072</text:p>
          </table:table-cell>
          <table:table-cell table:style-name="ce2" office:value-type="float" office:value="8750768">
            <text:p>8,750,768</text:p>
          </table:table-cell>
        </table:table-row>
        <table:table-row table:style-name="ro1">
          <table:table-cell office:value-type="string">
            <text:p>R0230</text:p>
          </table:table-cell>
          <table:table-cell table:style-name="Default" office:value-type="float" office:value="0">
            <text:p>0</text:p>
          </table:table-cell>
          <table:table-cell office:value-type="float" office:value="719227">
            <text:p>719,227</text:p>
          </table:table-cell>
          <table:table-cell office:value-type="float" office:value="11809">
            <text:p>11,809</text:p>
          </table:table-cell>
          <table:table-cell table:style-name="ce2" office:value-type="float" office:value="593284">
            <text:p>593,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40</text:p>
          </table:table-cell>
          <table:table-cell table:style-name="Default" office:value-type="float" office:value="0">
            <text:p>0</text:p>
          </table:table-cell>
          <table:table-cell office:value-type="float" office:value="56534">
            <text:p>56,534</text:p>
          </table:table-cell>
          <table:table-cell table:style-name="Default" office:value-type="float" office:value="443">
            <text:p>443</text:p>
          </table:table-cell>
          <table:table-cell table:style-name="ce2" office:value-type="float" office:value="4937">
            <text:p>4,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50</text:p>
          </table:table-cell>
          <table:table-cell table:style-name="Default" office:value-type="float" office:value="0">
            <text:p>0</text:p>
          </table:table-cell>
          <table:table-cell office:value-type="float" office:value="6100">
            <text:p>6,100</text:p>
          </table:table-cell>
          <table:table-cell table:style-name="Default"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60</text:p>
          </table:table-cell>
          <table:table-cell table:style-name="Default" office:value-type="float" office:value="0">
            <text:p>0</text:p>
          </table:table-cell>
          <table:table-cell office:value-type="float" office:value="656592">
            <text:p>656,592</text:p>
          </table:table-cell>
          <table:table-cell office:value-type="float" office:value="11366">
            <text:p>11,366</text:p>
          </table:table-cell>
          <table:table-cell table:style-name="ce2" office:value-type="float" office:value="588060">
            <text:p>588,0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70</text:p>
          </table:table-cell>
          <table:table-cell office:value-type="float" office:value="647721">
            <text:p>647,721.00</text:p>
          </table:table-cell>
          <table:table-cell office:value-type="float" office:value="4517353">
            <text:p>4,517,353</text:p>
          </table:table-cell>
          <table:table-cell office:value-type="float" office:value="151416">
            <text:p>151,416</text:p>
          </table:table-cell>
          <table:table-cell table:style-name="ce2" office:value-type="float" office:value="18919">
            <text:p>18,919</text:p>
          </table:table-cell>
          <table:table-cell office:value-type="float" office:value="-545">
            <text:p>-545</text:p>
          </table:table-cell>
        </table:table-row>
        <table:table-row table:style-name="ro1">
          <table:table-cell office:value-type="string">
            <text:p>R0280</text:p>
          </table:table-cell>
          <table:table-cell table:style-name="Default" office:value-type="float" office:value="0">
            <text:p>0</text:p>
          </table:table-cell>
          <table:table-cell office:value-type="float" office:value="4511603">
            <text:p>4,511,603</text:p>
          </table:table-cell>
          <table:table-cell office:value-type="float" office:value="157503">
            <text:p>157,5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290</text:p>
          </table:table-cell>
          <table:table-cell table:style-name="Default" office:value-type="float" office:value="0">
            <text:p>0</text:p>
          </table:table-cell>
          <table:table-cell office:value-type="float" office:value="4368484">
            <text:p>4,368,484</text:p>
          </table:table-cell>
          <table:table-cell office:value-type="float" office:value="155450">
            <text:p>155,4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00</text:p>
          </table:table-cell>
          <table:table-cell table:style-name="Default" office:value-type="float" office:value="0">
            <text:p>0</text:p>
          </table:table-cell>
          <table:table-cell office:value-type="float" office:value="143119">
            <text:p>143,119</text:p>
          </table:table-cell>
          <table:table-cell office:value-type="float" office:value="2053">
            <text:p>2,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10</text:p>
          </table:table-cell>
          <table:table-cell office:value-type="float" office:value="647721">
            <text:p>647,721.00</text:p>
          </table:table-cell>
          <table:table-cell office:value-type="float" office:value="5750">
            <text:p>5,750</text:p>
          </table:table-cell>
          <table:table-cell office:value-type="float" office:value="-6142">
            <text:p>-6,142</text:p>
          </table:table-cell>
          <table:table-cell table:style-name="ce2" office:value-type="float" office:value="18919">
            <text:p>18,919</text:p>
          </table:table-cell>
          <table:table-cell office:value-type="float" office:value="-545">
            <text:p>-545</text:p>
          </table:table-cell>
        </table:table-row>
        <table:table-row table:style-name="ro1">
          <table:table-cell office:value-type="string">
            <text:p>R032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30</text:p>
          </table:table-cell>
          <table:table-cell office:value-type="float" office:value="647721">
            <text:p>647,721.00</text:p>
          </table:table-cell>
          <table:table-cell office:value-type="float" office:value="5750">
            <text:p>5,750</text:p>
          </table:table-cell>
          <table:table-cell office:value-type="float" office:value="-6332">
            <text:p>-6,332</text:p>
          </table:table-cell>
          <table:table-cell table:style-name="ce2" office:value-type="float" office:value="18919">
            <text:p>18,919</text:p>
          </table:table-cell>
          <table:table-cell office:value-type="float" office:value="-545">
            <text:p>-545</text:p>
          </table:table-cell>
        </table:table-row>
        <table:table-row table:style-name="ro1">
          <table:table-cell office:value-type="string">
            <text:p>R034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50</text:p>
          </table:table-cell>
          <table:table-cell table:style-name="Default" office:value-type="float" office:value="0">
            <text:p>0</text:p>
          </table:table-cell>
          <table:table-cell office:value-type="float" office:value="208147">
            <text:p>208,147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60</text:p>
          </table:table-cell>
          <table:table-cell office:value-type="float" office:value="2376579">
            <text:p>2,376,579.00</text:p>
          </table:table-cell>
          <table:table-cell office:value-type="float" office:value="2369244">
            <text:p>2,369,244</text:p>
          </table:table-cell>
          <table:table-cell office:value-type="float" office:value="136130">
            <text:p>136,130</text:p>
          </table:table-cell>
          <table:table-cell table:style-name="ce2" office:value-type="float" office:value="53843">
            <text:p>53,843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R0370</text:p>
          </table:table-cell>
          <table:table-cell office:value-type="float" office:value="297571">
            <text:p>297,571.00</text:p>
          </table:table-cell>
          <table:table-cell office:value-type="float" office:value="175618">
            <text:p>175,618</text:p>
          </table:table-cell>
          <table:table-cell office:value-type="float" office:value="26186">
            <text:p>26,186</text:p>
          </table:table-cell>
          <table:table-cell table:style-name="ce2" office:value-type="float" office:value="1272">
            <text:p>1,272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string">
            <text:p>R0380</text:p>
          </table:table-cell>
          <table:table-cell office:value-type="float" office:value="301610995.6">
            <text:p>301,610,995.60</text:p>
          </table:table-cell>
          <table:table-cell office:value-type="float" office:value="2173720">
            <text:p>2,173,720</text:p>
          </table:table-cell>
          <table:table-cell office:value-type="float" office:value="127962">
            <text:p>127,962</text:p>
          </table:table-cell>
          <table:table-cell table:style-name="ce2" office:value-type="float" office:value="186013">
            <text:p>186,013</text:p>
          </table:table-cell>
          <table:table-cell table:style-name="ce2" office:value-type="float" office:value="314666">
            <text:p>314,666</text:p>
          </table:table-cell>
        </table:table-row>
        <table:table-row table:style-name="ro1">
          <table:table-cell office:value-type="string">
            <text:p>R039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40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410</text:p>
          </table:table-cell>
          <table:table-cell office:value-type="float" office:value="74493443.02">
            <text:p>74,493,443.02</text:p>
          </table:table-cell>
          <table:table-cell office:value-type="float" office:value="835068">
            <text:p>835,068</text:p>
          </table:table-cell>
          <table:table-cell office:value-type="float" office:value="206983">
            <text:p>206,983</text:p>
          </table:table-cell>
          <table:table-cell table:style-name="ce2" office:value-type="float" office:value="40012">
            <text:p>40,012</text:p>
          </table:table-cell>
          <table:table-cell table:style-name="ce2" office:value-type="float" office:value="55730">
            <text:p>55,730</text:p>
          </table:table-cell>
        </table:table-row>
        <table:table-row table:style-name="ro1">
          <table:table-cell office:value-type="string">
            <text:p>R0420</text:p>
          </table:table-cell>
          <table:table-cell office:value-type="float" office:value="3758022">
            <text:p>3,758,022.00</text:p>
          </table:table-cell>
          <table:table-cell office:value-type="float" office:value="1269395">
            <text:p>1,269,395</text:p>
          </table:table-cell>
          <table:table-cell office:value-type="float" office:value="10294">
            <text:p>10,294</text:p>
          </table:table-cell>
          <table:table-cell office:value-type="float" office:value="576">
            <text:p>576</text:p>
          </table:table-cell>
          <table:table-cell table:style-name="ce2" office:value-type="float" office:value="93193">
            <text:p>93,193</text:p>
          </table:table-cell>
        </table:table-row>
        <table:table-row table:style-name="ro1">
          <table:table-cell office:value-type="string">
            <text:p>R0500</text:p>
          </table:table-cell>
          <table:table-cell office:value-type="float" office:value="18895367.41">
            <text:p>18,895,367.41</text:p>
          </table:table-cell>
          <table:table-cell office:value-type="float" office:value="117434752">
            <text:p>117,434,752</text:p>
          </table:table-cell>
          <table:table-cell office:value-type="float" office:value="6780895">
            <text:p>6,780,895</text:p>
          </table:table-cell>
          <table:table-cell table:style-name="ce2" office:value-type="float" office:value="11520037">
            <text:p>11,520,037</text:p>
          </table:table-cell>
          <table:table-cell table:style-name="ce2" office:value-type="float" office:value="27335201">
            <text:p>27,335,201</text:p>
          </table:table-cell>
        </table:table-row>
        <table:table-row table:style-name="ro1">
          <table:table-cell office:value-type="string">
            <text:p>R0510</text:p>
          </table:table-cell>
          <table:table-cell table:style-name="Default" office:value-type="float" office:value="0">
            <text:p>0</text:p>
          </table:table-cell>
          <table:table-cell office:value-type="float" office:value="10511919">
            <text:p>10,511,919</text:p>
          </table:table-cell>
          <table:table-cell office:value-type="float" office:value="1349016">
            <text:p>1,349,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20</text:p>
          </table:table-cell>
          <table:table-cell table:style-name="Default" office:value-type="float" office:value="0">
            <text:p>0</text:p>
          </table:table-cell>
          <table:table-cell office:value-type="float" office:value="9451103">
            <text:p>9,451,103</text:p>
          </table:table-cell>
          <table:table-cell office:value-type="float" office:value="1292919">
            <text:p>1,292,9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3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40</text:p>
          </table:table-cell>
          <table:table-cell table:style-name="Default" office:value-type="float" office:value="0">
            <text:p>0</text:p>
          </table:table-cell>
          <table:table-cell office:value-type="float" office:value="9274950">
            <text:p>9,274,950</text:p>
          </table:table-cell>
          <table:table-cell office:value-type="float" office:value="1249941">
            <text:p>1,249,9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50</text:p>
          </table:table-cell>
          <table:table-cell table:style-name="Default" office:value-type="float" office:value="0">
            <text:p>0</text:p>
          </table:table-cell>
          <table:table-cell office:value-type="float" office:value="176153">
            <text:p>176,153</text:p>
          </table:table-cell>
          <table:table-cell office:value-type="float" office:value="42978">
            <text:p>42,9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60</text:p>
          </table:table-cell>
          <table:table-cell table:style-name="Default" office:value-type="float" office:value="0">
            <text:p>0</text:p>
          </table:table-cell>
          <table:table-cell office:value-type="float" office:value="1060817">
            <text:p>1,060,817</text:p>
          </table:table-cell>
          <table:table-cell office:value-type="float" office:value="56097">
            <text:p>56,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7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80</text:p>
          </table:table-cell>
          <table:table-cell table:style-name="Default" office:value-type="float" office:value="0">
            <text:p>0</text:p>
          </table:table-cell>
          <table:table-cell office:value-type="float" office:value="1045088">
            <text:p>1,045,088</text:p>
          </table:table-cell>
          <table:table-cell office:value-type="float" office:value="54418">
            <text:p>54,4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590</text:p>
          </table:table-cell>
          <table:table-cell table:style-name="Default" office:value-type="float" office:value="0">
            <text:p>0</text:p>
          </table:table-cell>
          <table:table-cell office:value-type="float" office:value="15728">
            <text:p>15,728</text:p>
          </table:table-cell>
          <table:table-cell office:value-type="float" office:value="1679">
            <text:p>1,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00</text:p>
          </table:table-cell>
          <table:table-cell office:value-type="float" office:value="12095638985">
            <text:p>12,095,638,985.00</text:p>
          </table:table-cell>
          <table:table-cell office:value-type="float" office:value="59594885">
            <text:p>59,594,885</text:p>
          </table:table-cell>
          <table:table-cell office:value-type="float" office:value="3463224">
            <text:p>3,463,224</text:p>
          </table:table-cell>
          <table:table-cell table:style-name="ce2" office:value-type="float" office:value="4420605">
            <text:p>4,420,605</text:p>
          </table:table-cell>
          <table:table-cell table:style-name="ce2" office:value-type="float" office:value="16279269">
            <text:p>16,279,269</text:p>
          </table:table-cell>
        </table:table-row>
        <table:table-row table:style-name="ro1">
          <table:table-cell office:value-type="string">
            <text:p>R0610</text:p>
          </table:table-cell>
          <table:table-cell office:value-type="float" office:value="16477398">
            <text:p>16,477,398.0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2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30</text:p>
          </table:table-cell>
          <table:table-cell office:value-type="float" office:value="7855059">
            <text:p>7,855,059.0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40</text:p>
          </table:table-cell>
          <table:table-cell office:value-type="float" office:value="8622339">
            <text:p>8,622,339.0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50</text:p>
          </table:table-cell>
          <table:table-cell office:value-type="float" office:value="12079161587">
            <text:p>12,079,161,587.00</text:p>
          </table:table-cell>
          <table:table-cell office:value-type="float" office:value="59594885">
            <text:p>59,594,885</text:p>
          </table:table-cell>
          <table:table-cell office:value-type="float" office:value="3462993">
            <text:p>3,462,993</text:p>
          </table:table-cell>
          <table:table-cell table:style-name="ce2" office:value-type="float" office:value="4420605">
            <text:p>4,420,605</text:p>
          </table:table-cell>
          <table:table-cell table:style-name="ce2" office:value-type="float" office:value="16279269">
            <text:p>16,279,269</text:p>
          </table:table-cell>
        </table:table-row>
        <table:table-row table:style-name="ro1">
          <table:table-cell office:value-type="string">
            <text:p>R066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70</text:p>
          </table:table-cell>
          <table:table-cell office:value-type="float" office:value="11968484663">
            <text:p>11,968,484,663.00</text:p>
          </table:table-cell>
          <table:table-cell office:value-type="float" office:value="59012836">
            <text:p>59,012,836</text:p>
          </table:table-cell>
          <table:table-cell office:value-type="float" office:value="3423265">
            <text:p>3,423,265</text:p>
          </table:table-cell>
          <table:table-cell table:style-name="ce2" office:value-type="float" office:value="4349009">
            <text:p>4,349,009</text:p>
          </table:table-cell>
          <table:table-cell table:style-name="ce2" office:value-type="float" office:value="16075141">
            <text:p>16,075,141</text:p>
          </table:table-cell>
        </table:table-row>
        <table:table-row table:style-name="ro1">
          <table:table-cell office:value-type="string">
            <text:p>R0680</text:p>
          </table:table-cell>
          <table:table-cell office:value-type="float" office:value="110676924">
            <text:p>110,676,924.00</text:p>
          </table:table-cell>
          <table:table-cell office:value-type="float" office:value="582048">
            <text:p>582,048</text:p>
          </table:table-cell>
          <table:table-cell office:value-type="float" office:value="39728">
            <text:p>39,728</text:p>
          </table:table-cell>
          <table:table-cell table:style-name="ce2" office:value-type="float" office:value="71596">
            <text:p>71,596</text:p>
          </table:table-cell>
          <table:table-cell table:style-name="ce2" office:value-type="float" office:value="204127">
            <text:p>204,127</text:p>
          </table:table-cell>
        </table:table-row>
        <table:table-row table:style-name="ro1">
          <table:table-cell office:value-type="string">
            <text:p>R0690</text:p>
          </table:table-cell>
          <table:table-cell office:value-type="float" office:value="4714510265">
            <text:p>4,714,510,265.00</text:p>
          </table:table-cell>
          <table:table-cell office:value-type="float" office:value="15093478">
            <text:p>15,093,478</text:p>
          </table:table-cell>
          <table:table-cell office:value-type="float" office:value="691740">
            <text:p>691,740</text:p>
          </table:table-cell>
          <table:table-cell table:style-name="ce2" office:value-type="float" office:value="5987451">
            <text:p>5,987,451</text:p>
          </table:table-cell>
          <table:table-cell table:style-name="ce2" office:value-type="float" office:value="8526673">
            <text:p>8,526,673</text:p>
          </table:table-cell>
        </table:table-row>
        <table:table-row table:style-name="ro1">
          <table:table-cell office:value-type="string">
            <text:p>R070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710</text:p>
          </table:table-cell>
          <table:table-cell office:value-type="float" office:value="4686234221">
            <text:p>4,686,234,221.00</text:p>
          </table:table-cell>
          <table:table-cell office:value-type="float" office:value="14973070">
            <text:p>14,973,070</text:p>
          </table:table-cell>
          <table:table-cell office:value-type="float" office:value="685318">
            <text:p>685,318</text:p>
          </table:table-cell>
          <table:table-cell table:style-name="ce2" office:value-type="float" office:value="5941706">
            <text:p>5,941,706</text:p>
          </table:table-cell>
          <table:table-cell table:style-name="ce2" office:value-type="float" office:value="8494785">
            <text:p>8,494,785</text:p>
          </table:table-cell>
        </table:table-row>
        <table:table-row table:style-name="ro1">
          <table:table-cell office:value-type="string">
            <text:p>R0720</text:p>
          </table:table-cell>
          <table:table-cell office:value-type="float" office:value="28276044">
            <text:p>28,276,044.00</text:p>
          </table:table-cell>
          <table:table-cell office:value-type="float" office:value="120408">
            <text:p>120,408</text:p>
          </table:table-cell>
          <table:table-cell office:value-type="float" office:value="6423">
            <text:p>6,423</text:p>
          </table:table-cell>
          <table:table-cell table:style-name="ce2" office:value-type="float" office:value="45745">
            <text:p>45,745</text:p>
          </table:table-cell>
          <table:table-cell table:style-name="ce2" office:value-type="float" office:value="31888">
            <text:p>31,888</text:p>
          </table:table-cell>
        </table:table-row>
        <table:table-row table:style-name="ro1">
          <table:table-cell office:value-type="string">
            <text:p>R073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74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750</text:p>
          </table:table-cell>
          <table:table-cell office:value-type="float" office:value="5472962">
            <text:p>5,472,962.00</text:p>
          </table:table-cell>
          <table:table-cell office:value-type="float" office:value="170820">
            <text:p>170,820</text:p>
          </table:table-cell>
          <table:table-cell office:value-type="float" office:value="9389">
            <text:p>9,389</text:p>
          </table:table-cell>
          <table:table-cell table:style-name="ce2" office:value-type="float" office:value="19793">
            <text:p>19,793</text:p>
          </table:table-cell>
          <table:table-cell table:style-name="ce2" office:value-type="float" office:value="9469">
            <text:p>9,469</text:p>
          </table:table-cell>
        </table:table-row>
        <table:table-row table:style-name="ro1">
          <table:table-cell office:value-type="string">
            <text:p>R0760</text:p>
          </table:table-cell>
          <table:table-cell office:value-type="float" office:value="1341307">
            <text:p>1,341,307.00</text:p>
          </table:table-cell>
          <table:table-cell office:value-type="float" office:value="19667">
            <text:p>19,667</text:p>
          </table:table-cell>
          <table:table-cell office:value-type="float" office:value="7498">
            <text:p>7,498</text:p>
          </table:table-cell>
          <table:table-cell office:value-type="float" office:value="865">
            <text:p>865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string">
            <text:p>R0770</text:p>
          </table:table-cell>
          <table:table-cell office:value-type="float" office:value="384440">
            <text:p>384,440.00</text:p>
          </table:table-cell>
          <table:table-cell office:value-type="float" office:value="3845135">
            <text:p>3,845,135</text:p>
          </table:table-cell>
          <table:table-cell office:value-type="float" office:value="33099">
            <text:p>33,099</text:p>
          </table:table-cell>
          <table:table-cell table:style-name="ce2" office:value-type="float" office:value="21124">
            <text:p>21,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780</text:p>
          </table:table-cell>
          <table:table-cell office:value-type="float" office:value="72235674">
            <text:p>72,235,674.00</text:p>
          </table:table-cell>
          <table:table-cell office:value-type="float" office:value="1790461">
            <text:p>1,790,461</text:p>
          </table:table-cell>
          <table:table-cell office:value-type="float" office:value="32300">
            <text:p>32,300</text:p>
          </table:table-cell>
          <table:table-cell table:style-name="ce2" office:value-type="float" office:value="154374">
            <text:p>154,374</text:p>
          </table:table-cell>
          <table:table-cell table:style-name="ce2" office:value-type="float" office:value="114522">
            <text:p>114,522</text:p>
          </table:table-cell>
        </table:table-row>
        <table:table-row table:style-name="ro1">
          <table:table-cell office:value-type="string">
            <text:p>R0790</text:p>
          </table:table-cell>
          <table:table-cell office:value-type="float" office:value="137893406">
            <text:p>137,893,406.00</text:p>
          </table:table-cell>
          <table:table-cell office:value-type="float" office:value="238345">
            <text:p>238,345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800</text:p>
          </table:table-cell>
          <table:table-cell table:style-name="Default" office:value-type="float" office:value="0">
            <text:p>0</text:p>
          </table:table-cell>
          <table:table-cell office:value-type="float" office:value="777653">
            <text:p>777,653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810</text:p>
          </table:table-cell>
          <table:table-cell table:style-name="Default" office:value-type="float" office:value="0">
            <text:p>0</text:p>
          </table:table-cell>
          <table:table-cell office:value-type="float" office:value="436412">
            <text:p>436,412</text:p>
          </table:table-cell>
          <table:table-cell office:value-type="float" office:value="43513">
            <text:p>43,513</text:p>
          </table:table-cell>
          <table:table-cell table:style-name="ce2" office:value-type="float" office:value="3671">
            <text:p>3,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820</text:p>
          </table:table-cell>
          <table:table-cell office:value-type="float" office:value="76892675">
            <text:p>76,892,675.00</text:p>
          </table:table-cell>
          <table:table-cell office:value-type="float" office:value="870875">
            <text:p>870,875</text:p>
          </table:table-cell>
          <table:table-cell office:value-type="float" office:value="43647">
            <text:p>43,647</text:p>
          </table:table-cell>
          <table:table-cell table:style-name="ce2" office:value-type="float" office:value="40705">
            <text:p>40,705</text:p>
          </table:table-cell>
          <table:table-cell table:style-name="ce2" office:value-type="float" office:value="170272">
            <text:p>170,272</text:p>
          </table:table-cell>
        </table:table-row>
        <table:table-row table:style-name="ro1">
          <table:table-cell office:value-type="string">
            <text:p>R0830</text:p>
          </table:table-cell>
          <table:table-cell office:value-type="float" office:value="144693">
            <text:p>144,693.00</text:p>
          </table:table-cell>
          <table:table-cell office:value-type="float" office:value="150749">
            <text:p>150,749</text:p>
          </table:table-cell>
          <table:table-cell office:value-type="float" office:value="19650">
            <text:p>19,650</text:p>
          </table:table-cell>
          <table:table-cell table:style-name="ce2" office:value-type="float" office:value="2301">
            <text:p>2,301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string">
            <text:p>R0840</text:p>
          </table:table-cell>
          <table:table-cell office:value-type="float" office:value="106044477">
            <text:p>106,044,477.00</text:p>
          </table:table-cell>
          <table:table-cell office:value-type="float" office:value="1406471">
            <text:p>1,406,471</text:p>
          </table:table-cell>
          <table:table-cell office:value-type="float" office:value="49081">
            <text:p>49,081</text:p>
          </table:table-cell>
          <table:table-cell table:style-name="ce2" office:value-type="float" office:value="26276">
            <text:p>26,276</text:p>
          </table:table-cell>
          <table:table-cell table:style-name="ce2" office:value-type="float" office:value="34041">
            <text:p>34,041</text:p>
          </table:table-cell>
        </table:table-row>
        <table:table-row table:style-name="ro1">
          <table:table-cell office:value-type="string">
            <text:p>R0850</text:p>
          </table:table-cell>
          <table:table-cell office:value-type="float" office:value="129110000">
            <text:p>129,110,000.00</text:p>
          </table:table-cell>
          <table:table-cell office:value-type="float" office:value="248817">
            <text:p>248,817</text:p>
          </table:table-cell>
          <table:table-cell office:value-type="float" office:value="167419">
            <text:p>167,419</text:p>
          </table:table-cell>
          <table:table-cell office:value-type="float" office:value="0">
            <text:p>0</text:p>
          </table:table-cell>
          <table:table-cell table:style-name="ce2" office:value-type="float" office:value="682977">
            <text:p>682,977</text:p>
          </table:table-cell>
        </table:table-row>
        <table:table-row table:style-name="ro1">
          <table:table-cell office:value-type="string">
            <text:p>R086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870</text:p>
          </table:table-cell>
          <table:table-cell office:value-type="float" office:value="129110000">
            <text:p>129,110,000.00</text:p>
          </table:table-cell>
          <table:table-cell office:value-type="float" office:value="248817">
            <text:p>248,817</text:p>
          </table:table-cell>
          <table:table-cell office:value-type="float" office:value="167419">
            <text:p>167,419</text:p>
          </table:table-cell>
          <table:table-cell office:value-type="float" office:value="0">
            <text:p>0</text:p>
          </table:table-cell>
          <table:table-cell table:style-name="ce2" office:value-type="float" office:value="682977">
            <text:p>682,977</text:p>
          </table:table-cell>
        </table:table-row>
        <table:table-row table:style-name="ro1">
          <table:table-cell office:value-type="string">
            <text:p>R0880</text:p>
          </table:table-cell>
          <table:table-cell office:value-type="float" office:value="16730122">
            <text:p>16,730,122.00</text:p>
          </table:table-cell>
          <table:table-cell office:value-type="float" office:value="1011107">
            <text:p>1,011,107</text:p>
          </table:table-cell>
          <table:table-cell office:value-type="float" office:value="33473">
            <text:p>33,473</text:p>
          </table:table-cell>
          <table:table-cell table:style-name="ce2" office:value-type="float" office:value="67566">
            <text:p>67,566</text:p>
          </table:table-cell>
          <table:table-cell table:style-name="ce2" office:value-type="float" office:value="138305">
            <text:p>138,305</text:p>
          </table:table-cell>
        </table:table-row>
        <table:table-row table:style-name="ro1">
          <table:table-cell office:value-type="string">
            <text:p>R0890</text:p>
          </table:table-cell>
          <table:table-cell office:value-type="float" office:value="17356399.01">
            <text:p>17,356,399.0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900</text:p>
          </table:table-cell>
          <table:table-cell office:value-type="float" office:value="129110000">
            <text:p>129,110,000.00</text:p>
          </table:table-cell>
          <table:table-cell office:value-type="float" office:value="96166794">
            <text:p>96,166,794</text:p>
          </table:table-cell>
          <table:table-cell office:value-type="float" office:value="5943050">
            <text:p>5,943,050</text:p>
          </table:table-cell>
          <table:table-cell table:style-name="ce2" office:value-type="float" office:value="10744729">
            <text:p>10,744,729</text:p>
          </table:table-cell>
          <table:table-cell table:style-name="ce2" office:value-type="float" office:value="25956724">
            <text:p>25,956,724</text:p>
          </table:table-cell>
        </table:table-row>
        <table:table-row table:style-name="ro1">
          <table:table-cell office:value-type="string">
            <text:p>R1000</text:p>
          </table:table-cell>
          <table:table-cell office:value-type="float" office:value="1538968406">
            <text:p>1,538,968,406.00</text:p>
          </table:table-cell>
          <table:table-cell office:value-type="float" office:value="21267958">
            <text:p>21,267,958</text:p>
          </table:table-cell>
          <table:table-cell office:value-type="float" office:value="837845">
            <text:p>837,845</text:p>
          </table:table-cell>
          <table:table-cell table:style-name="ce2" office:value-type="float" office:value="775308">
            <text:p>775,308</text:p>
          </table:table-cell>
          <table:table-cell table:style-name="ce2" office:value-type="float" office:value="1378477">
            <text:p>1,378,477</text:p>
          </table:table-cell>
        </table:table-row>
      </table:table>
      <table:table table:name="Raw output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AXA</text:p>
          </table:table-cell>
          <table:table-cell office:value-type="string">
            <text:p>GENERALI ITALIA</text:p>
          </table:table-cell>
          <table:table-cell office:value-type="string">
            <text:p>HDI</text:p>
          </table:table-cell>
          <table:table-cell office:value-type="string">
            <text:p>ZURICH_LIFE</text:p>
          </table:table-cell>
          <table:table-cell office:value-type="string">
            <text:p>CREDIT_AGRICOLE</text:p>
          </table:table-cell>
        </table:table-row>
        <table:table-row table:style-name="ro1">
          <table:table-cell office:value-type="string">
            <text:p>R0010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030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040</text:p>
          </table:table-cell>
          <table:table-cell office:value-type="float" office:value="0">
            <text:p>0</text:p>
          </table:table-cell>
          <table:table-cell office:value-type="float" office:value="83675">
            <text:p>83675</text:p>
          </table:table-cell>
          <table:table-cell office:value-type="float" office:value="9916">
            <text:p>99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050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060</text:p>
          </table:table-cell>
          <table:table-cell office:value-type="float" office:value="0">
            <text:p>0</text:p>
          </table:table-cell>
          <table:table-cell office:value-type="float" office:value="453560">
            <text:p>453560</text:p>
          </table:table-cell>
          <table:table-cell office:value-type="float" office:value="41752">
            <text:p>41752</text:p>
          </table:table-cell>
          <table:table-cell office:value-type="float" office:value="3423">
            <text:p>3423</text:p>
          </table:table-cell>
          <table:table-cell office:value-type="float" office:value="46214">
            <text:p>46214</text:p>
          </table:table-cell>
        </table:table-row>
        <table:table-row table:style-name="ro1">
          <table:table-cell office:value-type="string">
            <text:p>R0070</text:p>
          </table:table-cell>
          <table:table-cell office:value-type="float" office:value="0">
            <text:p>0</text:p>
          </table:table-cell>
          <table:table-cell office:value-type="float" office:value="87964448">
            <text:p>87964448</text:p>
          </table:table-cell>
          <table:table-cell office:value-type="float" office:value="5328579">
            <text:p>5328579</text:p>
          </table:table-cell>
          <table:table-cell office:value-type="float" office:value="4403623">
            <text:p>4403623</text:p>
          </table:table-cell>
          <table:table-cell office:value-type="float" office:value="18074332">
            <text:p>18074332</text:p>
          </table:table-cell>
        </table:table-row>
        <table:table-row table:style-name="ro1">
          <table:table-cell office:value-type="string">
            <text:p>R0080</text:p>
          </table:table-cell>
          <table:table-cell office:value-type="float" office:value="0">
            <text:p>0</text:p>
          </table:table-cell>
          <table:table-cell office:value-type="float" office:value="1445609">
            <text:p>1445609</text:p>
          </table:table-cell>
          <table:table-cell office:value-type="float" office:value="45338">
            <text:p>45338</text:p>
          </table:table-cell>
          <table:table-cell office:value-type="float" office:value="0">
            <text:p>0</text:p>
          </table:table-cell>
          <table:table-cell office:value-type="float" office:value="8201">
            <text:p>8201</text:p>
          </table:table-cell>
        </table:table-row>
        <table:table-row table:style-name="ro1">
          <table:table-cell office:value-type="string">
            <text:p>R0090</text:p>
          </table:table-cell>
          <table:table-cell office:value-type="float" office:value="0">
            <text:p>0</text:p>
          </table:table-cell>
          <table:table-cell office:value-type="float" office:value="18515654">
            <text:p>18515654</text:p>
          </table:table-cell>
          <table:table-cell office:value-type="float" office:value="136242">
            <text:p>136242</text:p>
          </table:table-cell>
          <table:table-cell office:value-type="float" office:value="1511">
            <text:p>1511</text:p>
          </table:table-cell>
          <table:table-cell office:value-type="float" office:value="238046">
            <text:p>238046</text:p>
          </table:table-cell>
        </table:table-row>
        <table:table-row table:style-name="ro1">
          <table:table-cell office:value-type="string">
            <text:p>R0100</text:p>
          </table:table-cell>
          <table:table-cell office:value-type="float" office:value="0">
            <text:p>0</text:p>
          </table:table-cell>
          <table:table-cell office:value-type="float" office:value="4048034">
            <text:p>4048034</text:p>
          </table:table-cell>
          <table:table-cell office:value-type="float" office:value="5970">
            <text:p>5970</text:p>
          </table:table-cell>
          <table:table-cell office:value-type="float" office:value="241363">
            <text:p>241363</text:p>
          </table:table-cell>
          <table:table-cell office:value-type="float" office:value="481033">
            <text:p>481033</text:p>
          </table:table-cell>
        </table:table-row>
        <table:table-row table:style-name="ro1">
          <table:table-cell office:value-type="string">
            <text:p>R0110</text:p>
          </table:table-cell>
          <table:table-cell office:value-type="float" office:value="192314150.08">
            <text:p>192314150.08</text:p>
          </table:table-cell>
          <table:table-cell office:value-type="float" office:value="946556">
            <text:p>946556</text:p>
          </table:table-cell>
          <table:table-cell office:value-type="float" office:value="3961">
            <text:p>3961</text:p>
          </table:table-cell>
          <table:table-cell office:value-type="float" office:value="241363">
            <text:p>241363</text:p>
          </table:table-cell>
          <table:table-cell office:value-type="float" office:value="480949">
            <text:p>480949</text:p>
          </table:table-cell>
        </table:table-row>
        <table:table-row table:style-name="ro1">
          <table:table-cell office:value-type="string">
            <text:p>R0120</text:p>
          </table:table-cell>
          <table:table-cell office:value-type="float" office:value="0">
            <text:p>0</text:p>
          </table:table-cell>
          <table:table-cell office:value-type="float" office:value="3101477">
            <text:p>3101477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R0130</text:p>
          </table:table-cell>
          <table:table-cell office:value-type="float" office:value="10902783831.38">
            <text:p>10902783831.38</text:p>
          </table:table-cell>
          <table:table-cell office:value-type="float" office:value="52305686">
            <text:p>52305686</text:p>
          </table:table-cell>
          <table:table-cell office:value-type="float" office:value="4882162">
            <text:p>4882162</text:p>
          </table:table-cell>
          <table:table-cell office:value-type="float" office:value="3554811">
            <text:p>3554811</text:p>
          </table:table-cell>
          <table:table-cell office:value-type="float" office:value="15254477">
            <text:p>15254477</text:p>
          </table:table-cell>
        </table:table-row>
        <table:table-row table:style-name="ro1">
          <table:table-cell office:value-type="string">
            <text:p>R0140</text:p>
          </table:table-cell>
          <table:table-cell office:value-type="float" office:value="74597798.46">
            <text:p>74597798.46</text:p>
          </table:table-cell>
          <table:table-cell office:value-type="float" office:value="29358204">
            <text:p>29358204</text:p>
          </table:table-cell>
          <table:table-cell office:value-type="float" office:value="3222852">
            <text:p>3222852</text:p>
          </table:table-cell>
          <table:table-cell office:value-type="float" office:value="2405748">
            <text:p>2405748</text:p>
          </table:table-cell>
          <table:table-cell office:value-type="float" office:value="11192673">
            <text:p>11192673</text:p>
          </table:table-cell>
        </table:table-row>
        <table:table-row table:style-name="ro1">
          <table:table-cell office:value-type="string">
            <text:p>R0150</text:p>
          </table:table-cell>
          <table:table-cell office:value-type="float" office:value="45631158.89">
            <text:p>45631158.89</text:p>
          </table:table-cell>
          <table:table-cell office:value-type="float" office:value="17230765">
            <text:p>17230765</text:p>
          </table:table-cell>
          <table:table-cell office:value-type="float" office:value="1602885">
            <text:p>1602885</text:p>
          </table:table-cell>
          <table:table-cell office:value-type="float" office:value="1108873">
            <text:p>1108873</text:p>
          </table:table-cell>
          <table:table-cell office:value-type="float" office:value="4061804">
            <text:p>4061804</text:p>
          </table:table-cell>
        </table:table-row>
        <table:table-row table:style-name="ro1">
          <table:table-cell office:value-type="string">
            <text:p>R0160</text:p>
          </table:table-cell>
          <table:table-cell office:value-type="float" office:value="10902783831.38">
            <text:p>10902783831.38</text:p>
          </table:table-cell>
          <table:table-cell office:value-type="float" office:value="5497133">
            <text:p>5497133</text:p>
          </table:table-cell>
          <table:table-cell office:value-type="float" office:value="54510">
            <text:p>54510</text:p>
          </table:table-cell>
          <table:table-cell office:value-type="float" office:value="40189">
            <text:p>40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170</text:p>
          </table:table-cell>
          <table:table-cell office:value-type="float" office:value="4710113268.18">
            <text:p>4710113268.18</text:p>
          </table:table-cell>
          <table:table-cell office:value-type="float" office:value="219583">
            <text:p>219583</text:p>
          </table:table-cell>
          <table:table-cell office:value-type="float" office:value="1916">
            <text:p>19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180</text:p>
          </table:table-cell>
          <table:table-cell office:value-type="float" office:value="4725383928.03">
            <text:p>4725383928.03</text:p>
          </table:table-cell>
          <table:table-cell office:value-type="float" office:value="11558227">
            <text:p>11558227</text:p>
          </table:table-cell>
          <table:table-cell office:value-type="float" office:value="258865">
            <text:p>258865</text:p>
          </table:table-cell>
          <table:table-cell office:value-type="float" office:value="605938">
            <text:p>605938</text:p>
          </table:table-cell>
          <table:table-cell office:value-type="float" office:value="2089679">
            <text:p>2089679</text:p>
          </table:table-cell>
        </table:table-row>
        <table:table-row table:style-name="ro1">
          <table:table-cell office:value-type="string">
            <text:p>R0190</text:p>
          </table:table-cell>
          <table:table-cell office:value-type="float" office:value="173490763.72">
            <text:p>173490763.72</text:p>
          </table:table-cell>
          <table:table-cell office:value-type="float" office:value="91239">
            <text:p>91239</text:p>
          </table:table-cell>
          <table:table-cell table:number-columns-repeated="2" office:value-type="float" office:value="0">
            <text:p>0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string">
            <text:p>R0200</text:p>
          </table:table-cell>
          <table:table-cell office:value-type="float" office:value="1293795871.45">
            <text:p>1293795871.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0210</text:p>
          </table:table-cell>
          <table:table-cell office:value-type="float" office:value="10695198">
            <text:p>1069519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0220</text:p>
          </table:table-cell>
          <table:table-cell office:value-type="float" office:value="647721">
            <text:p>647721</text:p>
          </table:table-cell>
          <table:table-cell office:value-type="float" office:value="16665297">
            <text:p>16665297</text:p>
          </table:table-cell>
          <table:table-cell office:value-type="float" office:value="729869">
            <text:p>729869</text:p>
          </table:table-cell>
          <table:table-cell office:value-type="float" office:value="6219072">
            <text:p>6219072</text:p>
          </table:table-cell>
          <table:table-cell office:value-type="float" office:value="8750768">
            <text:p>8750768</text:p>
          </table:table-cell>
        </table:table-row>
        <table:table-row table:style-name="ro1">
          <table:table-cell office:value-type="string">
            <text:p>R0230</text:p>
          </table:table-cell>
          <table:table-cell office:value-type="float" office:value="-1">
            <text:p>-1</text:p>
          </table:table-cell>
          <table:table-cell office:value-type="float" office:value="719227">
            <text:p>719227</text:p>
          </table:table-cell>
          <table:table-cell office:value-type="float" office:value="11809">
            <text:p>11809</text:p>
          </table:table-cell>
          <table:table-cell office:value-type="float" office:value="593284">
            <text:p>593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40</text:p>
          </table:table-cell>
          <table:table-cell office:value-type="float" office:value="-1">
            <text:p>-1</text:p>
          </table:table-cell>
          <table:table-cell office:value-type="float" office:value="56534">
            <text:p>56534</text:p>
          </table:table-cell>
          <table:table-cell office:value-type="float" office:value="443">
            <text:p>443</text:p>
          </table:table-cell>
          <table:table-cell office:value-type="float" office:value="4937">
            <text:p>4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50</text:p>
          </table:table-cell>
          <table:table-cell office:value-type="float" office:value="-1">
            <text:p>-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60</text:p>
          </table:table-cell>
          <table:table-cell office:value-type="float" office:value="-1">
            <text:p>-1</text:p>
          </table:table-cell>
          <table:table-cell office:value-type="float" office:value="656592">
            <text:p>656592</text:p>
          </table:table-cell>
          <table:table-cell office:value-type="float" office:value="11366">
            <text:p>11366</text:p>
          </table:table-cell>
          <table:table-cell office:value-type="float" office:value="588060">
            <text:p>5880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270</text:p>
          </table:table-cell>
          <table:table-cell office:value-type="float" office:value="647721">
            <text:p>647721</text:p>
          </table:table-cell>
          <table:table-cell office:value-type="float" office:value="4517353">
            <text:p>4517353</text:p>
          </table:table-cell>
          <table:table-cell office:value-type="float" office:value="151416">
            <text:p>151416</text:p>
          </table:table-cell>
          <table:table-cell office:value-type="float" office:value="18919">
            <text:p>18919</text:p>
          </table:table-cell>
          <table:table-cell office:value-type="float" office:value="-545">
            <text:p>-545</text:p>
          </table:table-cell>
        </table:table-row>
        <table:table-row table:style-name="ro1">
          <table:table-cell office:value-type="string">
            <text:p>R0280</text:p>
          </table:table-cell>
          <table:table-cell office:value-type="float" office:value="-1">
            <text:p>-1</text:p>
          </table:table-cell>
          <table:table-cell office:value-type="float" office:value="4511603">
            <text:p>4511603</text:p>
          </table:table-cell>
          <table:table-cell office:value-type="float" office:value="157503">
            <text:p>1575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290</text:p>
          </table:table-cell>
          <table:table-cell office:value-type="float" office:value="-1">
            <text:p>-1</text:p>
          </table:table-cell>
          <table:table-cell office:value-type="float" office:value="4368484">
            <text:p>4368484</text:p>
          </table:table-cell>
          <table:table-cell office:value-type="float" office:value="155450">
            <text:p>1554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00</text:p>
          </table:table-cell>
          <table:table-cell office:value-type="float" office:value="-1">
            <text:p>-1</text:p>
          </table:table-cell>
          <table:table-cell office:value-type="float" office:value="143119">
            <text:p>143119</text:p>
          </table:table-cell>
          <table:table-cell office:value-type="float" office:value="2053">
            <text:p>2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10</text:p>
          </table:table-cell>
          <table:table-cell office:value-type="float" office:value="647721">
            <text:p>647721</text:p>
          </table:table-cell>
          <table:table-cell office:value-type="float" office:value="5750">
            <text:p>5750</text:p>
          </table:table-cell>
          <table:table-cell office:value-type="float" office:value="-6142">
            <text:p>-6142</text:p>
          </table:table-cell>
          <table:table-cell office:value-type="float" office:value="18919">
            <text:p>18919</text:p>
          </table:table-cell>
          <table:table-cell office:value-type="float" office:value="-545">
            <text:p>-545</text:p>
          </table:table-cell>
        </table:table-row>
        <table:table-row table:style-name="ro1">
          <table:table-cell office:value-type="string">
            <text:p>R03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30</text:p>
          </table:table-cell>
          <table:table-cell office:value-type="float" office:value="647721">
            <text:p>647721</text:p>
          </table:table-cell>
          <table:table-cell office:value-type="float" office:value="5750">
            <text:p>5750</text:p>
          </table:table-cell>
          <table:table-cell office:value-type="float" office:value="-6332">
            <text:p>-6332</text:p>
          </table:table-cell>
          <table:table-cell office:value-type="float" office:value="18919">
            <text:p>18919</text:p>
          </table:table-cell>
          <table:table-cell office:value-type="float" office:value="-545">
            <text:p>-545</text:p>
          </table:table-cell>
        </table:table-row>
        <table:table-row table:style-name="ro1">
          <table:table-cell office:value-type="string">
            <text:p>R034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350</text:p>
          </table:table-cell>
          <table:table-cell office:value-type="float" office:value="0">
            <text:p>0</text:p>
          </table:table-cell>
          <table:table-cell office:value-type="float" office:value="208147">
            <text:p>2081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0360</text:p>
          </table:table-cell>
          <table:table-cell office:value-type="float" office:value="0">
            <text:p>0</text:p>
          </table:table-cell>
          <table:table-cell office:value-type="float" office:value="2369244">
            <text:p>2369244</text:p>
          </table:table-cell>
          <table:table-cell office:value-type="float" office:value="136130">
            <text:p>136130</text:p>
          </table:table-cell>
          <table:table-cell office:value-type="float" office:value="53843">
            <text:p>53843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R0370</text:p>
          </table:table-cell>
          <table:table-cell office:value-type="float" office:value="0">
            <text:p>0</text:p>
          </table:table-cell>
          <table:table-cell office:value-type="float" office:value="175618">
            <text:p>175618</text:p>
          </table:table-cell>
          <table:table-cell office:value-type="float" office:value="26186">
            <text:p>26186</text:p>
          </table:table-cell>
          <table:table-cell office:value-type="float" office:value="1272">
            <text:p>1272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string">
            <text:p>R0380</text:p>
          </table:table-cell>
          <table:table-cell office:value-type="float" office:value="0">
            <text:p>0</text:p>
          </table:table-cell>
          <table:table-cell office:value-type="float" office:value="2173720">
            <text:p>2173720</text:p>
          </table:table-cell>
          <table:table-cell office:value-type="float" office:value="127962">
            <text:p>127962</text:p>
          </table:table-cell>
          <table:table-cell office:value-type="float" office:value="186013">
            <text:p>186013</text:p>
          </table:table-cell>
          <table:table-cell office:value-type="float" office:value="314666">
            <text:p>314666</text:p>
          </table:table-cell>
        </table:table-row>
        <table:table-row table:style-name="ro1">
          <table:table-cell office:value-type="string">
            <text:p>R0390</text:p>
          </table:table-cell>
          <table:table-cell office:value-type="float" office:value="2376579">
            <text:p>23765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0400</text:p>
          </table:table-cell>
          <table:table-cell office:value-type="float" office:value="297571">
            <text:p>29757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0410</text:p>
          </table:table-cell>
          <table:table-cell office:value-type="float" office:value="0">
            <text:p>0</text:p>
          </table:table-cell>
          <table:table-cell office:value-type="float" office:value="835068">
            <text:p>835068</text:p>
          </table:table-cell>
          <table:table-cell office:value-type="float" office:value="206983">
            <text:p>206983</text:p>
          </table:table-cell>
          <table:table-cell office:value-type="float" office:value="40012">
            <text:p>40012</text:p>
          </table:table-cell>
          <table:table-cell office:value-type="float" office:value="55730">
            <text:p>55730</text:p>
          </table:table-cell>
        </table:table-row>
        <table:table-row table:style-name="ro1">
          <table:table-cell office:value-type="string">
            <text:p>R0420</text:p>
          </table:table-cell>
          <table:table-cell office:value-type="float" office:value="0">
            <text:p>0</text:p>
          </table:table-cell>
          <table:table-cell office:value-type="float" office:value="1269395">
            <text:p>1269395</text:p>
          </table:table-cell>
          <table:table-cell office:value-type="float" office:value="10294">
            <text:p>10294</text:p>
          </table:table-cell>
          <table:table-cell office:value-type="float" office:value="576">
            <text:p>576</text:p>
          </table:table-cell>
          <table:table-cell office:value-type="float" office:value="93193">
            <text:p>93193</text:p>
          </table:table-cell>
        </table:table-row>
        <table:table-row table:style-name="ro1">
          <table:table-cell office:value-type="string">
            <text:p>R0500</text:p>
          </table:table-cell>
          <table:table-cell office:value-type="float" office:value="16095267412">
            <text:p>16095267412</text:p>
          </table:table-cell>
          <table:table-cell office:value-type="float" office:value="117434752">
            <text:p>117434752</text:p>
          </table:table-cell>
          <table:table-cell office:value-type="float" office:value="6780895">
            <text:p>6780895</text:p>
          </table:table-cell>
          <table:table-cell office:value-type="float" office:value="11520037">
            <text:p>11520037</text:p>
          </table:table-cell>
          <table:table-cell office:value-type="float" office:value="27335201">
            <text:p>27335201</text:p>
          </table:table-cell>
        </table:table-row>
        <table:table-row table:style-name="ro1">
          <table:table-cell office:value-type="string">
            <text:p>R0510</text:p>
          </table:table-cell>
          <table:table-cell office:value-type="float" office:value="4714510265">
            <text:p>4714510265</text:p>
          </table:table-cell>
          <table:table-cell office:value-type="float" office:value="10511919">
            <text:p>10511919</text:p>
          </table:table-cell>
          <table:table-cell office:value-type="float" office:value="1349016">
            <text:p>13490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20</text:p>
          </table:table-cell>
          <table:table-cell office:value-type="float" office:value="12095638985">
            <text:p>12095638985</text:p>
          </table:table-cell>
          <table:table-cell office:value-type="float" office:value="9451103">
            <text:p>9451103</text:p>
          </table:table-cell>
          <table:table-cell office:value-type="float" office:value="1292919">
            <text:p>12929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30</text:p>
          </table:table-cell>
          <table:table-cell office:value-type="float" office:value="16477398">
            <text:p>16477398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40</text:p>
          </table:table-cell>
          <table:table-cell office:value-type="float" office:value="12079161587">
            <text:p>12079161587</text:p>
          </table:table-cell>
          <table:table-cell office:value-type="float" office:value="9274950">
            <text:p>9274950</text:p>
          </table:table-cell>
          <table:table-cell office:value-type="float" office:value="1249941">
            <text:p>124994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50</text:p>
          </table:table-cell>
          <table:table-cell office:value-type="float" office:value="7855059">
            <text:p>7855059</text:p>
          </table:table-cell>
          <table:table-cell office:value-type="float" office:value="176153">
            <text:p>176153</text:p>
          </table:table-cell>
          <table:table-cell office:value-type="float" office:value="42978">
            <text:p>4297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60</text:p>
          </table:table-cell>
          <table:table-cell office:value-type="float" office:value="0">
            <text:p>0</text:p>
          </table:table-cell>
          <table:table-cell office:value-type="float" office:value="1060817">
            <text:p>1060817</text:p>
          </table:table-cell>
          <table:table-cell office:value-type="float" office:value="56097">
            <text:p>5609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70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80</text:p>
          </table:table-cell>
          <table:table-cell office:value-type="float" office:value="0">
            <text:p>0</text:p>
          </table:table-cell>
          <table:table-cell office:value-type="float" office:value="1045088">
            <text:p>1045088</text:p>
          </table:table-cell>
          <table:table-cell office:value-type="float" office:value="54418">
            <text:p>544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590</text:p>
          </table:table-cell>
          <table:table-cell office:value-type="float" office:value="0">
            <text:p>0</text:p>
          </table:table-cell>
          <table:table-cell office:value-type="float" office:value="15728">
            <text:p>15728</text:p>
          </table:table-cell>
          <table:table-cell office:value-type="float" office:value="1679">
            <text:p>167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600</text:p>
          </table:table-cell>
          <table:table-cell office:value-type="float" office:value="16477398">
            <text:p>16477398</text:p>
          </table:table-cell>
          <table:table-cell office:value-type="float" office:value="59594885">
            <text:p>59594885</text:p>
          </table:table-cell>
          <table:table-cell office:value-type="float" office:value="3463224">
            <text:p>3463224</text:p>
          </table:table-cell>
          <table:table-cell office:value-type="float" office:value="4420605">
            <text:p>4420605</text:p>
          </table:table-cell>
          <table:table-cell office:value-type="float" office:value="16279269">
            <text:p>16279269</text:p>
          </table:table-cell>
        </table:table-row>
        <table:table-row table:style-name="ro1">
          <table:table-cell office:value-type="string">
            <text:p>R0610</text:p>
          </table:table-cell>
          <table:table-cell office:value-type="float" office:value="12095638985">
            <text:p>1209563898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20</text:p>
          </table:table-cell>
          <table:table-cell office:value-type="float" office:value="16477398">
            <text:p>1647739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0630</text:p>
          </table:table-cell>
          <table:table-cell office:value-type="float" office:value="12079161587">
            <text:p>12079161587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40</text:p>
          </table:table-cell>
          <table:table-cell office:value-type="float" office:value="8622339">
            <text:p>86223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0650</text:p>
          </table:table-cell>
          <table:table-cell office:value-type="float" office:value="7855059">
            <text:p>7855059</text:p>
          </table:table-cell>
          <table:table-cell office:value-type="float" office:value="59594885">
            <text:p>59594885</text:p>
          </table:table-cell>
          <table:table-cell office:value-type="float" office:value="3462993">
            <text:p>3462993</text:p>
          </table:table-cell>
          <table:table-cell office:value-type="float" office:value="4420605">
            <text:p>4420605</text:p>
          </table:table-cell>
          <table:table-cell office:value-type="float" office:value="16279269">
            <text:p>16279269</text:p>
          </table:table-cell>
        </table:table-row>
        <table:table-row table:style-name="ro1">
          <table:table-cell office:value-type="string">
            <text:p>R0660</text:p>
          </table:table-cell>
          <table:table-cell office:value-type="float" office:value="8622339">
            <text:p>862233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0670</text:p>
          </table:table-cell>
          <table:table-cell office:value-type="float" office:value="12079161587">
            <text:p>12079161587</text:p>
          </table:table-cell>
          <table:table-cell office:value-type="float" office:value="59012836">
            <text:p>59012836</text:p>
          </table:table-cell>
          <table:table-cell office:value-type="float" office:value="3423265">
            <text:p>3423265</text:p>
          </table:table-cell>
          <table:table-cell office:value-type="float" office:value="4349009">
            <text:p>4349009</text:p>
          </table:table-cell>
          <table:table-cell office:value-type="float" office:value="16075141">
            <text:p>16075141</text:p>
          </table:table-cell>
        </table:table-row>
        <table:table-row table:style-name="ro1">
          <table:table-cell office:value-type="string">
            <text:p>R0680</text:p>
          </table:table-cell>
          <table:table-cell office:value-type="float" office:value="8622339">
            <text:p>8622339</text:p>
          </table:table-cell>
          <table:table-cell office:value-type="float" office:value="582048">
            <text:p>582048</text:p>
          </table:table-cell>
          <table:table-cell office:value-type="float" office:value="39728">
            <text:p>39728</text:p>
          </table:table-cell>
          <table:table-cell office:value-type="float" office:value="71596">
            <text:p>71596</text:p>
          </table:table-cell>
          <table:table-cell office:value-type="float" office:value="204127">
            <text:p>204127</text:p>
          </table:table-cell>
        </table:table-row>
        <table:table-row table:style-name="ro1">
          <table:table-cell office:value-type="string">
            <text:p>R0690</text:p>
          </table:table-cell>
          <table:table-cell office:value-type="float" office:value="110676924">
            <text:p>110676924</text:p>
          </table:table-cell>
          <table:table-cell office:value-type="float" office:value="15093478">
            <text:p>15093478</text:p>
          </table:table-cell>
          <table:table-cell office:value-type="float" office:value="691740">
            <text:p>691740</text:p>
          </table:table-cell>
          <table:table-cell office:value-type="float" office:value="5987451">
            <text:p>5987451</text:p>
          </table:table-cell>
          <table:table-cell office:value-type="float" office:value="8526673">
            <text:p>8526673</text:p>
          </table:table-cell>
        </table:table-row>
        <table:table-row table:style-name="ro1">
          <table:table-cell office:value-type="string">
            <text:p>R0700</text:p>
          </table:table-cell>
          <table:table-cell office:value-type="float" office:value="4714510265">
            <text:p>47145102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0710</text:p>
          </table:table-cell>
          <table:table-cell office:value-type="float" office:value="4714510265">
            <text:p>4714510265</text:p>
          </table:table-cell>
          <table:table-cell office:value-type="float" office:value="14973070">
            <text:p>14973070</text:p>
          </table:table-cell>
          <table:table-cell office:value-type="float" office:value="685318">
            <text:p>685318</text:p>
          </table:table-cell>
          <table:table-cell office:value-type="float" office:value="5941706">
            <text:p>5941706</text:p>
          </table:table-cell>
          <table:table-cell office:value-type="float" office:value="8494785">
            <text:p>8494785</text:p>
          </table:table-cell>
        </table:table-row>
        <table:table-row table:style-name="ro1">
          <table:table-cell office:value-type="string">
            <text:p>R0720</text:p>
          </table:table-cell>
          <table:table-cell office:value-type="float" office:value="110676924">
            <text:p>110676924</text:p>
          </table:table-cell>
          <table:table-cell office:value-type="float" office:value="120408">
            <text:p>120408</text:p>
          </table:table-cell>
          <table:table-cell office:value-type="float" office:value="6423">
            <text:p>6423</text:p>
          </table:table-cell>
          <table:table-cell office:value-type="float" office:value="45745">
            <text:p>45745</text:p>
          </table:table-cell>
          <table:table-cell office:value-type="float" office:value="31888">
            <text:p>31888</text:p>
          </table:table-cell>
        </table:table-row>
        <table:table-row table:style-name="ro1">
          <table:table-cell office:value-type="string">
            <text:p>R0730</text:p>
          </table:table-cell>
          <table:table-cell office:value-type="float" office:value="28276044">
            <text:p>2827604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740</text:p>
          </table:table-cell>
          <table:table-cell office:value-type="float" office:value="5472962">
            <text:p>547296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750</text:p>
          </table:table-cell>
          <table:table-cell office:value-type="float" office:value="1341307">
            <text:p>1341307</text:p>
          </table:table-cell>
          <table:table-cell office:value-type="float" office:value="170820">
            <text:p>170820</text:p>
          </table:table-cell>
          <table:table-cell office:value-type="float" office:value="9389">
            <text:p>9389</text:p>
          </table:table-cell>
          <table:table-cell office:value-type="float" office:value="19793">
            <text:p>19793</text:p>
          </table:table-cell>
          <table:table-cell office:value-type="float" office:value="9469">
            <text:p>9469</text:p>
          </table:table-cell>
        </table:table-row>
        <table:table-row table:style-name="ro1">
          <table:table-cell office:value-type="string">
            <text:p>R0760</text:p>
          </table:table-cell>
          <table:table-cell office:value-type="float" office:value="11968484663">
            <text:p>11968484663</text:p>
          </table:table-cell>
          <table:table-cell office:value-type="float" office:value="19667">
            <text:p>19667</text:p>
          </table:table-cell>
          <table:table-cell office:value-type="float" office:value="7498">
            <text:p>7498</text:p>
          </table:table-cell>
          <table:table-cell office:value-type="float" office:value="865">
            <text:p>865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string">
            <text:p>R0770</text:p>
          </table:table-cell>
          <table:table-cell office:value-type="float" office:value="100004477">
            <text:p>100004477</text:p>
          </table:table-cell>
          <table:table-cell office:value-type="float" office:value="3845135">
            <text:p>3845135</text:p>
          </table:table-cell>
          <table:table-cell office:value-type="float" office:value="33099">
            <text:p>33099</text:p>
          </table:table-cell>
          <table:table-cell office:value-type="float" office:value="21124">
            <text:p>21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780</text:p>
          </table:table-cell>
          <table:table-cell office:value-type="float" office:value="4886234221">
            <text:p>4886234221</text:p>
          </table:table-cell>
          <table:table-cell office:value-type="float" office:value="1790461">
            <text:p>1790461</text:p>
          </table:table-cell>
          <table:table-cell office:value-type="float" office:value="32300">
            <text:p>32300</text:p>
          </table:table-cell>
          <table:table-cell office:value-type="float" office:value="154374">
            <text:p>154374</text:p>
          </table:table-cell>
          <table:table-cell office:value-type="float" office:value="114522">
            <text:p>114522</text:p>
          </table:table-cell>
        </table:table-row>
        <table:table-row table:style-name="ro1">
          <table:table-cell office:value-type="string">
            <text:p>R0790</text:p>
          </table:table-cell>
          <table:table-cell office:value-type="float" office:value="144693">
            <text:p>144693</text:p>
          </table:table-cell>
          <table:table-cell office:value-type="float" office:value="238345">
            <text:p>2383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800</text:p>
          </table:table-cell>
          <table:table-cell office:value-type="float" office:value="129110000">
            <text:p>129110000</text:p>
          </table:table-cell>
          <table:table-cell office:value-type="float" office:value="777653">
            <text:p>77765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810</text:p>
          </table:table-cell>
          <table:table-cell office:value-type="float" office:value="16730122">
            <text:p>16730122</text:p>
          </table:table-cell>
          <table:table-cell office:value-type="float" office:value="436412">
            <text:p>436412</text:p>
          </table:table-cell>
          <table:table-cell office:value-type="float" office:value="43513">
            <text:p>43513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0820</text:p>
          </table:table-cell>
          <table:table-cell office:value-type="float" office:value="76892675">
            <text:p>76892675</text:p>
          </table:table-cell>
          <table:table-cell office:value-type="float" office:value="870875">
            <text:p>870875</text:p>
          </table:table-cell>
          <table:table-cell office:value-type="float" office:value="43647">
            <text:p>43647</text:p>
          </table:table-cell>
          <table:table-cell office:value-type="float" office:value="40705">
            <text:p>40705</text:p>
          </table:table-cell>
          <table:table-cell office:value-type="float" office:value="170272">
            <text:p>170272</text:p>
          </table:table-cell>
        </table:table-row>
        <table:table-row table:style-name="ro1">
          <table:table-cell office:value-type="string">
            <text:p>R0830</text:p>
          </table:table-cell>
          <table:table-cell office:value-type="float" office:value="144693">
            <text:p>144693</text:p>
          </table:table-cell>
          <table:table-cell office:value-type="float" office:value="150749">
            <text:p>150749</text:p>
          </table:table-cell>
          <table:table-cell office:value-type="float" office:value="19650">
            <text:p>19650</text:p>
          </table:table-cell>
          <table:table-cell office:value-type="float" office:value="2301">
            <text:p>2301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string">
            <text:p>R0840</text:p>
          </table:table-cell>
          <table:table-cell office:value-type="float" office:value="106044477">
            <text:p>106044477</text:p>
          </table:table-cell>
          <table:table-cell office:value-type="float" office:value="1406471">
            <text:p>1406471</text:p>
          </table:table-cell>
          <table:table-cell office:value-type="float" office:value="49081">
            <text:p>49081</text:p>
          </table:table-cell>
          <table:table-cell office:value-type="float" office:value="26276">
            <text:p>26276</text:p>
          </table:table-cell>
          <table:table-cell office:value-type="float" office:value="34041">
            <text:p>34041</text:p>
          </table:table-cell>
        </table:table-row>
        <table:table-row table:style-name="ro1">
          <table:table-cell office:value-type="string">
            <text:p>R0850</text:p>
          </table:table-cell>
          <table:table-cell office:value-type="float" office:value="129110000">
            <text:p>129110000</text:p>
          </table:table-cell>
          <table:table-cell office:value-type="float" office:value="248817">
            <text:p>248817</text:p>
          </table:table-cell>
          <table:table-cell office:value-type="float" office:value="167419">
            <text:p>167419</text:p>
          </table:table-cell>
          <table:table-cell office:value-type="float" office:value="0">
            <text:p>0</text:p>
          </table:table-cell>
          <table:table-cell office:value-type="float" office:value="682977">
            <text:p>682977</text:p>
          </table:table-cell>
        </table:table-row>
        <table:table-row table:style-name="ro1">
          <table:table-cell office:value-type="string">
            <text:p>R086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0870</text:p>
          </table:table-cell>
          <table:table-cell office:value-type="float" office:value="129110000">
            <text:p>129110000</text:p>
          </table:table-cell>
          <table:table-cell office:value-type="float" office:value="248817">
            <text:p>248817</text:p>
          </table:table-cell>
          <table:table-cell office:value-type="float" office:value="167419">
            <text:p>167419</text:p>
          </table:table-cell>
          <table:table-cell office:value-type="float" office:value="0">
            <text:p>0</text:p>
          </table:table-cell>
          <table:table-cell office:value-type="float" office:value="682977">
            <text:p>682977</text:p>
          </table:table-cell>
        </table:table-row>
        <table:table-row table:style-name="ro1">
          <table:table-cell office:value-type="string">
            <text:p>R0880</text:p>
          </table:table-cell>
          <table:table-cell office:value-type="float" office:value="16750122">
            <text:p>16750122</text:p>
          </table:table-cell>
          <table:table-cell office:value-type="float" office:value="1011107">
            <text:p>1011107</text:p>
          </table:table-cell>
          <table:table-cell office:value-type="float" office:value="33473">
            <text:p>33473</text:p>
          </table:table-cell>
          <table:table-cell office:value-type="float" office:value="67566">
            <text:p>67566</text:p>
          </table:table-cell>
          <table:table-cell office:value-type="float" office:value="138305">
            <text:p>138305</text:p>
          </table:table-cell>
        </table:table-row>
        <table:table-row table:style-name="ro1">
          <table:table-cell office:value-type="string">
            <text:p>R089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0900</text:p>
          </table:table-cell>
          <table:table-cell office:value-type="float" office:value="13591122">
            <text:p>13591122</text:p>
          </table:table-cell>
          <table:table-cell office:value-type="float" office:value="96166794">
            <text:p>96166794</text:p>
          </table:table-cell>
          <table:table-cell office:value-type="float" office:value="5943050">
            <text:p>5943050</text:p>
          </table:table-cell>
          <table:table-cell office:value-type="float" office:value="10744729">
            <text:p>10744729</text:p>
          </table:table-cell>
          <table:table-cell office:value-type="float" office:value="25956724">
            <text:p>25956724</text:p>
          </table:table-cell>
        </table:table-row>
        <table:table-row table:style-name="ro1">
          <table:table-cell office:value-type="string">
            <text:p>R1000</text:p>
          </table:table-cell>
          <table:table-cell office:value-type="float" office:value="1554968">
            <text:p>1554968</text:p>
          </table:table-cell>
          <table:table-cell office:value-type="float" office:value="21267958">
            <text:p>21267958</text:p>
          </table:table-cell>
          <table:table-cell office:value-type="float" office:value="837845">
            <text:p>837845</text:p>
          </table:table-cell>
          <table:table-cell office:value-type="float" office:value="775308">
            <text:p>775308</text:p>
          </table:table-cell>
          <table:table-cell office:value-type="float" office:value="1378477">
            <text:p>1378477</text:p>
          </table:table-cell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fference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AXA</text:p>
          </table:table-cell>
          <table:table-cell office:value-type="string">
            <text:p>GENERALI ITALIA</text:p>
          </table:table-cell>
          <table:table-cell office:value-type="string">
            <text:p>HDI</text:p>
          </table:table-cell>
          <table:table-cell office:value-type="string">
            <text:p>ZURICH_LIFE</text:p>
          </table:table-cell>
          <table:table-cell office:value-type="string">
            <text:p>CREDIT_AGRICOLE</text:p>
          </table:table-cell>
        </table:table-row>
        <table:table-row table:style-name="ro1">
          <table:table-cell office:value-type="string">
            <text:p>R0010</text:p>
          </table:table-cell>
          <table:table-cell table:formula="of:=['Raw output'.B2]-[Clean.B2]" office:value-type="float" office:value="0">
            <text:p>0</text:p>
          </table:table-cell>
          <table:table-cell table:formula="of:=['Raw output'.C2]-[Clean.C2]" office:value-type="float" office:value="0">
            <text:p>0</text:p>
          </table:table-cell>
          <table:table-cell table:formula="of:=['Raw output'.D2]-[Clean.D2]" office:value-type="float" office:value="0">
            <text:p>0</text:p>
          </table:table-cell>
          <table:table-cell table:formula="of:=['Raw output'.E2]-[Clean.E2]" office:value-type="float" office:value="-1">
            <text:p>-1</text:p>
          </table:table-cell>
          <table:table-cell table:formula="of:=['Raw output'.F2]-[Clean.F2]" office:value-type="float" office:value="0">
            <text:p>0</text:p>
          </table:table-cell>
        </table:table-row>
        <table:table-row table:style-name="ro1">
          <table:table-cell office:value-type="string">
            <text:p>R0030</text:p>
          </table:table-cell>
          <table:table-cell table:formula="of:=['Raw output'.B3]-[Clean.B3]" office:value-type="float" office:value="0">
            <text:p>0</text:p>
          </table:table-cell>
          <table:table-cell table:formula="of:=['Raw output'.C3]-[Clean.C3]" office:value-type="float" office:value="0">
            <text:p>0</text:p>
          </table:table-cell>
          <table:table-cell table:formula="of:=['Raw output'.D3]-[Clean.D3]" office:value-type="float" office:value="0">
            <text:p>0</text:p>
          </table:table-cell>
          <table:table-cell table:formula="of:=['Raw output'.E3]-[Clean.E3]" office:value-type="float" office:value="-1">
            <text:p>-1</text:p>
          </table:table-cell>
          <table:table-cell table:formula="of:=['Raw output'.F3]-[Clean.F3]" office:value-type="float" office:value="0">
            <text:p>0</text:p>
          </table:table-cell>
        </table:table-row>
        <table:table-row table:style-name="ro1">
          <table:table-cell office:value-type="string">
            <text:p>R0040</text:p>
          </table:table-cell>
          <table:table-cell table:formula="of:=['Raw output'.B4]-[Clean.B4]" office:value-type="float" office:value="0">
            <text:p>0</text:p>
          </table:table-cell>
          <table:table-cell table:formula="of:=['Raw output'.C4]-[Clean.C4]" office:value-type="float" office:value="0">
            <text:p>0</text:p>
          </table:table-cell>
          <table:table-cell table:formula="of:=['Raw output'.D4]-[Clean.D4]" office:value-type="float" office:value="0">
            <text:p>0</text:p>
          </table:table-cell>
          <table:table-cell table:formula="of:=['Raw output'.E4]-[Clean.E4]" office:value-type="float" office:value="-1">
            <text:p>-1</text:p>
          </table:table-cell>
          <table:table-cell table:formula="of:=['Raw output'.F4]-[Clean.F4]" office:value-type="float" office:value="0">
            <text:p>0</text:p>
          </table:table-cell>
        </table:table-row>
        <table:table-row table:style-name="ro1">
          <table:table-cell office:value-type="string">
            <text:p>R0050</text:p>
          </table:table-cell>
          <table:table-cell table:formula="of:=['Raw output'.B5]-[Clean.B5]" office:value-type="float" office:value="0">
            <text:p>0</text:p>
          </table:table-cell>
          <table:table-cell table:formula="of:=['Raw output'.C5]-[Clean.C5]" office:value-type="float" office:value="0">
            <text:p>0</text:p>
          </table:table-cell>
          <table:table-cell table:formula="of:=['Raw output'.D5]-[Clean.D5]" office:value-type="float" office:value="0">
            <text:p>0</text:p>
          </table:table-cell>
          <table:table-cell table:formula="of:=['Raw output'.E5]-[Clean.E5]" office:value-type="float" office:value="-1">
            <text:p>-1</text:p>
          </table:table-cell>
          <table:table-cell table:formula="of:=['Raw output'.F5]-[Clean.F5]" office:value-type="float" office:value="0">
            <text:p>0</text:p>
          </table:table-cell>
        </table:table-row>
        <table:table-row table:style-name="ro1">
          <table:table-cell office:value-type="string">
            <text:p>R0060</text:p>
          </table:table-cell>
          <table:table-cell table:formula="of:=['Raw output'.B6]-[Clean.B6]" office:value-type="float" office:value="-7498775">
            <text:p>-7498775</text:p>
          </table:table-cell>
          <table:table-cell table:formula="of:=['Raw output'.C6]-[Clean.C6]" office:value-type="float" office:value="0">
            <text:p>0</text:p>
          </table:table-cell>
          <table:table-cell table:formula="of:=['Raw output'.D6]-[Clean.D6]" office:value-type="float" office:value="0">
            <text:p>0</text:p>
          </table:table-cell>
          <table:table-cell table:formula="of:=['Raw output'.E6]-[Clean.E6]" office:value-type="float" office:value="0">
            <text:p>0</text:p>
          </table:table-cell>
          <table:table-cell table:formula="of:=['Raw output'.F6]-[Clean.F6]" office:value-type="float" office:value="0">
            <text:p>0</text:p>
          </table:table-cell>
        </table:table-row>
        <table:table-row table:style-name="ro1">
          <table:table-cell office:value-type="string">
            <text:p>R0070</text:p>
          </table:table-cell>
          <table:table-cell table:formula="of:=['Raw output'.B7]-[Clean.B7]" office:value-type="float" office:value="-13675315161.38">
            <text:p>-13675315161.38</text:p>
          </table:table-cell>
          <table:table-cell table:formula="of:=['Raw output'.C7]-[Clean.C7]" office:value-type="float" office:value="0">
            <text:p>0</text:p>
          </table:table-cell>
          <table:table-cell table:formula="of:=['Raw output'.D7]-[Clean.D7]" office:value-type="float" office:value="0">
            <text:p>0</text:p>
          </table:table-cell>
          <table:table-cell table:formula="of:=['Raw output'.E7]-[Clean.E7]" office:value-type="float" office:value="0">
            <text:p>0</text:p>
          </table:table-cell>
          <table:table-cell table:formula="of:=['Raw output'.F7]-[Clean.F7]" office:value-type="float" office:value="0">
            <text:p>0</text:p>
          </table:table-cell>
        </table:table-row>
        <table:table-row table:style-name="ro1">
          <table:table-cell office:value-type="string">
            <text:p>R0080</text:p>
          </table:table-cell>
          <table:table-cell table:formula="of:=['Raw output'.B8]-[Clean.B8]" office:value-type="float" office:value="-39000">
            <text:p>-39000</text:p>
          </table:table-cell>
          <table:table-cell table:formula="of:=['Raw output'.C8]-[Clean.C8]" office:value-type="float" office:value="0">
            <text:p>0</text:p>
          </table:table-cell>
          <table:table-cell table:formula="of:=['Raw output'.D8]-[Clean.D8]" office:value-type="float" office:value="0">
            <text:p>0</text:p>
          </table:table-cell>
          <table:table-cell table:formula="of:=['Raw output'.E8]-[Clean.E8]" office:value-type="float" office:value="0">
            <text:p>0</text:p>
          </table:table-cell>
          <table:table-cell table:formula="of:=['Raw output'.F8]-[Clean.F8]" office:value-type="float" office:value="0">
            <text:p>0</text:p>
          </table:table-cell>
        </table:table-row>
        <table:table-row table:style-name="ro1">
          <table:table-cell office:value-type="string">
            <text:p>R0090</text:p>
          </table:table-cell>
          <table:table-cell table:formula="of:=['Raw output'.B9]-[Clean.B9]" office:value-type="float" office:value="-192314150.08">
            <text:p>-192314150.08</text:p>
          </table:table-cell>
          <table:table-cell table:formula="of:=['Raw output'.C9]-[Clean.C9]" office:value-type="float" office:value="0">
            <text:p>0</text:p>
          </table:table-cell>
          <table:table-cell table:formula="of:=['Raw output'.D9]-[Clean.D9]" office:value-type="float" office:value="0">
            <text:p>0</text:p>
          </table:table-cell>
          <table:table-cell table:formula="of:=['Raw output'.E9]-[Clean.E9]" office:value-type="float" office:value="0">
            <text:p>0</text:p>
          </table:table-cell>
          <table:table-cell table:formula="of:=['Raw output'.F9]-[Clean.F9]" office:value-type="float" office:value="0">
            <text:p>0</text:p>
          </table:table-cell>
        </table:table-row>
        <table:table-row table:style-name="ro1">
          <table:table-cell office:value-type="string">
            <text:p>R0100</text:p>
          </table:table-cell>
          <table:table-cell table:formula="of:=['Raw output'.B10]-[Clean.B10]" office:value-type="float" office:value="-120228957.35">
            <text:p>-120228957.35</text:p>
          </table:table-cell>
          <table:table-cell table:formula="of:=['Raw output'.C10]-[Clean.C10]" office:value-type="float" office:value="0">
            <text:p>0</text:p>
          </table:table-cell>
          <table:table-cell table:formula="of:=['Raw output'.D10]-[Clean.D10]" office:value-type="float" office:value="0">
            <text:p>0</text:p>
          </table:table-cell>
          <table:table-cell table:formula="of:=['Raw output'.E10]-[Clean.E10]" office:value-type="float" office:value="0">
            <text:p>0</text:p>
          </table:table-cell>
          <table:table-cell table:formula="of:=['Raw output'.F10]-[Clean.F10]" office:value-type="float" office:value="0">
            <text:p>0</text:p>
          </table:table-cell>
        </table:table-row>
        <table:table-row table:style-name="ro1">
          <table:table-cell office:value-type="string">
            <text:p>R0110</text:p>
          </table:table-cell>
          <table:table-cell table:formula="of:=['Raw output'.B11]-[Clean.B11]" office:value-type="float" office:value="117716351.62">
            <text:p>117716351.62</text:p>
          </table:table-cell>
          <table:table-cell table:formula="of:=['Raw output'.C11]-[Clean.C11]" office:value-type="float" office:value="0">
            <text:p>0</text:p>
          </table:table-cell>
          <table:table-cell table:formula="of:=['Raw output'.D11]-[Clean.D11]" office:value-type="float" office:value="0">
            <text:p>0</text:p>
          </table:table-cell>
          <table:table-cell table:formula="of:=['Raw output'.E11]-[Clean.E11]" office:value-type="float" office:value="0">
            <text:p>0</text:p>
          </table:table-cell>
          <table:table-cell table:formula="of:=['Raw output'.F11]-[Clean.F11]" office:value-type="float" office:value="0">
            <text:p>0</text:p>
          </table:table-cell>
        </table:table-row>
        <table:table-row table:style-name="ro1">
          <table:table-cell office:value-type="string">
            <text:p>R0120</text:p>
          </table:table-cell>
          <table:table-cell table:formula="of:=['Raw output'.B12]-[Clean.B12]" office:value-type="float" office:value="-45631158.89">
            <text:p>-45631158.89</text:p>
          </table:table-cell>
          <table:table-cell table:formula="of:=['Raw output'.C12]-[Clean.C12]" office:value-type="float" office:value="0">
            <text:p>0</text:p>
          </table:table-cell>
          <table:table-cell table:formula="of:=['Raw output'.D12]-[Clean.D12]" office:value-type="float" office:value="0">
            <text:p>0</text:p>
          </table:table-cell>
          <table:table-cell table:formula="of:=['Raw output'.E12]-[Clean.E12]" office:value-type="float" office:value="0">
            <text:p>0</text:p>
          </table:table-cell>
          <table:table-cell table:formula="of:=['Raw output'.F12]-[Clean.F12]" office:value-type="float" office:value="0">
            <text:p>0</text:p>
          </table:table-cell>
        </table:table-row>
        <table:table-row table:style-name="ro1">
          <table:table-cell office:value-type="string">
            <text:p>R0130</text:p>
          </table:table-cell>
          <table:table-cell table:formula="of:=['Raw output'.B13]-[Clean.B13]" office:value-type="float" office:value="0">
            <text:p>0</text:p>
          </table:table-cell>
          <table:table-cell table:formula="of:=['Raw output'.C13]-[Clean.C13]" office:value-type="float" office:value="0">
            <text:p>0</text:p>
          </table:table-cell>
          <table:table-cell table:formula="of:=['Raw output'.D13]-[Clean.D13]" office:value-type="float" office:value="0">
            <text:p>0</text:p>
          </table:table-cell>
          <table:table-cell table:formula="of:=['Raw output'.E13]-[Clean.E13]" office:value-type="float" office:value="0">
            <text:p>0</text:p>
          </table:table-cell>
          <table:table-cell table:formula="of:=['Raw output'.F13]-[Clean.F13]" office:value-type="float" office:value="0">
            <text:p>0</text:p>
          </table:table-cell>
        </table:table-row>
        <table:table-row table:style-name="ro1">
          <table:table-cell office:value-type="string">
            <text:p>R0140</text:p>
          </table:table-cell>
          <table:table-cell table:formula="of:=['Raw output'.B14]-[Clean.B14]" office:value-type="float" office:value="-4635515469.72">
            <text:p>-4635515469.72</text:p>
          </table:table-cell>
          <table:table-cell table:formula="of:=['Raw output'.C14]-[Clean.C14]" office:value-type="float" office:value="0">
            <text:p>0</text:p>
          </table:table-cell>
          <table:table-cell table:formula="of:=['Raw output'.D14]-[Clean.D14]" office:value-type="float" office:value="0">
            <text:p>0</text:p>
          </table:table-cell>
          <table:table-cell table:formula="of:=['Raw output'.E14]-[Clean.E14]" office:value-type="float" office:value="0">
            <text:p>0</text:p>
          </table:table-cell>
          <table:table-cell table:formula="of:=['Raw output'.F14]-[Clean.F14]" office:value-type="float" office:value="0">
            <text:p>0</text:p>
          </table:table-cell>
        </table:table-row>
        <table:table-row table:style-name="ro1">
          <table:table-cell office:value-type="string">
            <text:p>R0150</text:p>
          </table:table-cell>
          <table:table-cell table:formula="of:=['Raw output'.B15]-[Clean.B15]" office:value-type="float" office:value="-4679752769.14">
            <text:p>-4679752769.14</text:p>
          </table:table-cell>
          <table:table-cell table:formula="of:=['Raw output'.C15]-[Clean.C15]" office:value-type="float" office:value="0">
            <text:p>0</text:p>
          </table:table-cell>
          <table:table-cell table:formula="of:=['Raw output'.D15]-[Clean.D15]" office:value-type="float" office:value="0">
            <text:p>0</text:p>
          </table:table-cell>
          <table:table-cell table:formula="of:=['Raw output'.E15]-[Clean.E15]" office:value-type="float" office:value="0">
            <text:p>0</text:p>
          </table:table-cell>
          <table:table-cell table:formula="of:=['Raw output'.F15]-[Clean.F15]" office:value-type="float" office:value="0">
            <text:p>0</text:p>
          </table:table-cell>
        </table:table-row>
        <table:table-row table:style-name="ro1">
          <table:table-cell office:value-type="string">
            <text:p>R0160</text:p>
          </table:table-cell>
          <table:table-cell table:formula="of:=['Raw output'.B16]-[Clean.B16]" office:value-type="float" office:value="10729293067.66">
            <text:p>10729293067.66</text:p>
          </table:table-cell>
          <table:table-cell table:formula="of:=['Raw output'.C16]-[Clean.C16]" office:value-type="float" office:value="0">
            <text:p>0</text:p>
          </table:table-cell>
          <table:table-cell table:formula="of:=['Raw output'.D16]-[Clean.D16]" office:value-type="float" office:value="0">
            <text:p>0</text:p>
          </table:table-cell>
          <table:table-cell table:formula="of:=['Raw output'.E16]-[Clean.E16]" office:value-type="float" office:value="0">
            <text:p>0</text:p>
          </table:table-cell>
          <table:table-cell table:formula="of:=['Raw output'.F16]-[Clean.F16]" office:value-type="float" office:value="0">
            <text:p>0</text:p>
          </table:table-cell>
        </table:table-row>
        <table:table-row table:style-name="ro1">
          <table:table-cell office:value-type="string">
            <text:p>R0170</text:p>
          </table:table-cell>
          <table:table-cell table:formula="of:=['Raw output'.B17]-[Clean.B17]" office:value-type="float" office:value="3416317396.73">
            <text:p>3416317396.73</text:p>
          </table:table-cell>
          <table:table-cell table:formula="of:=['Raw output'.C17]-[Clean.C17]" office:value-type="float" office:value="0">
            <text:p>0</text:p>
          </table:table-cell>
          <table:table-cell table:formula="of:=['Raw output'.D17]-[Clean.D17]" office:value-type="float" office:value="0">
            <text:p>0</text:p>
          </table:table-cell>
          <table:table-cell table:formula="of:=['Raw output'.E17]-[Clean.E17]" office:value-type="float" office:value="0">
            <text:p>0</text:p>
          </table:table-cell>
          <table:table-cell table:formula="of:=['Raw output'.F17]-[Clean.F17]" office:value-type="float" office:value="0">
            <text:p>0</text:p>
          </table:table-cell>
        </table:table-row>
        <table:table-row table:style-name="ro1">
          <table:table-cell office:value-type="string">
            <text:p>R0180</text:p>
          </table:table-cell>
          <table:table-cell table:formula="of:=['Raw output'.B18]-[Clean.B18]" office:value-type="float" office:value="2276129903.46">
            <text:p>2276129903.46</text:p>
          </table:table-cell>
          <table:table-cell table:formula="of:=['Raw output'.C18]-[Clean.C18]" office:value-type="float" office:value="0">
            <text:p>0</text:p>
          </table:table-cell>
          <table:table-cell table:formula="of:=['Raw output'.D18]-[Clean.D18]" office:value-type="float" office:value="0">
            <text:p>0</text:p>
          </table:table-cell>
          <table:table-cell table:formula="of:=['Raw output'.E18]-[Clean.E18]" office:value-type="float" office:value="0">
            <text:p>0</text:p>
          </table:table-cell>
          <table:table-cell table:formula="of:=['Raw output'.F18]-[Clean.F18]" office:value-type="float" office:value="0">
            <text:p>0</text:p>
          </table:table-cell>
        </table:table-row>
        <table:table-row table:style-name="ro1">
          <table:table-cell office:value-type="string">
            <text:p>R0190</text:p>
          </table:table-cell>
          <table:table-cell table:formula="of:=['Raw output'.B19]-[Clean.B19]" office:value-type="float" office:value="162795565.72">
            <text:p>162795565.72</text:p>
          </table:table-cell>
          <table:table-cell table:formula="of:=['Raw output'.C19]-[Clean.C19]" office:value-type="float" office:value="0">
            <text:p>0</text:p>
          </table:table-cell>
          <table:table-cell table:formula="of:=['Raw output'.D19]-[Clean.D19]" office:value-type="float" office:value="0">
            <text:p>0</text:p>
          </table:table-cell>
          <table:table-cell table:formula="of:=['Raw output'.E19]-[Clean.E19]" office:value-type="float" office:value="0">
            <text:p>0</text:p>
          </table:table-cell>
          <table:table-cell table:formula="of:=['Raw output'.F19]-[Clean.F19]" office:value-type="float" office:value="0">
            <text:p>0</text:p>
          </table:table-cell>
        </table:table-row>
        <table:table-row table:style-name="ro1">
          <table:table-cell office:value-type="string">
            <text:p>R0200</text:p>
          </table:table-cell>
          <table:table-cell table:formula="of:=['Raw output'.B20]-[Clean.B20]" office:value-type="float" office:value="1293795871.45">
            <text:p>1293795871.45</text:p>
          </table:table-cell>
          <table:table-cell table:formula="of:=['Raw output'.C20]-[Clean.C20]" office:value-type="float" office:value="0">
            <text:p>0</text:p>
          </table:table-cell>
          <table:table-cell table:formula="of:=['Raw output'.D20]-[Clean.D20]" office:value-type="float" office:value="0">
            <text:p>0</text:p>
          </table:table-cell>
          <table:table-cell table:formula="of:=['Raw output'.E20]-[Clean.E20]" office:value-type="float" office:value="0">
            <text:p>0</text:p>
          </table:table-cell>
          <table:table-cell table:formula="of:=['Raw output'.F20]-[Clean.F20]" office:value-type="float" office:value="0">
            <text:p>0</text:p>
          </table:table-cell>
        </table:table-row>
        <table:table-row table:style-name="ro1">
          <table:table-cell office:value-type="string">
            <text:p>R0210</text:p>
          </table:table-cell>
          <table:table-cell table:formula="of:=['Raw output'.B21]-[Clean.B21]" office:value-type="float" office:value="10695198">
            <text:p>10695198</text:p>
          </table:table-cell>
          <table:table-cell table:formula="of:=['Raw output'.C21]-[Clean.C21]" office:value-type="float" office:value="0">
            <text:p>0</text:p>
          </table:table-cell>
          <table:table-cell table:formula="of:=['Raw output'.D21]-[Clean.D21]" office:value-type="float" office:value="0">
            <text:p>0</text:p>
          </table:table-cell>
          <table:table-cell table:formula="of:=['Raw output'.E21]-[Clean.E21]" office:value-type="float" office:value="0">
            <text:p>0</text:p>
          </table:table-cell>
          <table:table-cell table:formula="of:=['Raw output'.F21]-[Clean.F21]" office:value-type="float" office:value="0">
            <text:p>0</text:p>
          </table:table-cell>
        </table:table-row>
        <table:table-row table:style-name="ro1">
          <table:table-cell office:value-type="string">
            <text:p>R0220</text:p>
          </table:table-cell>
          <table:table-cell table:formula="of:=['Raw output'.B22]-[Clean.B22]" office:value-type="float" office:value="-4828721423">
            <text:p>-4828721423</text:p>
          </table:table-cell>
          <table:table-cell table:formula="of:=['Raw output'.C22]-[Clean.C22]" office:value-type="float" office:value="0">
            <text:p>0</text:p>
          </table:table-cell>
          <table:table-cell table:formula="of:=['Raw output'.D22]-[Clean.D22]" office:value-type="float" office:value="0">
            <text:p>0</text:p>
          </table:table-cell>
          <table:table-cell table:formula="of:=['Raw output'.E22]-[Clean.E22]" office:value-type="float" office:value="0">
            <text:p>0</text:p>
          </table:table-cell>
          <table:table-cell table:formula="of:=['Raw output'.F22]-[Clean.F22]" office:value-type="float" office:value="0">
            <text:p>0</text:p>
          </table:table-cell>
        </table:table-row>
        <table:table-row table:style-name="ro1">
          <table:table-cell office:value-type="string">
            <text:p>R0230</text:p>
          </table:table-cell>
          <table:table-cell table:formula="of:=['Raw output'.B23]-[Clean.B23]" office:value-type="float" office:value="-1">
            <text:p>-1</text:p>
          </table:table-cell>
          <table:table-cell table:formula="of:=['Raw output'.C23]-[Clean.C23]" office:value-type="float" office:value="0">
            <text:p>0</text:p>
          </table:table-cell>
          <table:table-cell table:formula="of:=['Raw output'.D23]-[Clean.D23]" office:value-type="float" office:value="0">
            <text:p>0</text:p>
          </table:table-cell>
          <table:table-cell table:formula="of:=['Raw output'.E23]-[Clean.E23]" office:value-type="float" office:value="0">
            <text:p>0</text:p>
          </table:table-cell>
          <table:table-cell table:formula="of:=['Raw output'.F23]-[Clean.F23]" office:value-type="float" office:value="0">
            <text:p>0</text:p>
          </table:table-cell>
        </table:table-row>
        <table:table-row table:style-name="ro1">
          <table:table-cell office:value-type="string">
            <text:p>R0240</text:p>
          </table:table-cell>
          <table:table-cell table:formula="of:=['Raw output'.B24]-[Clean.B24]" office:value-type="float" office:value="-1">
            <text:p>-1</text:p>
          </table:table-cell>
          <table:table-cell table:formula="of:=['Raw output'.C24]-[Clean.C24]" office:value-type="float" office:value="0">
            <text:p>0</text:p>
          </table:table-cell>
          <table:table-cell table:formula="of:=['Raw output'.D24]-[Clean.D24]" office:value-type="float" office:value="0">
            <text:p>0</text:p>
          </table:table-cell>
          <table:table-cell table:formula="of:=['Raw output'.E24]-[Clean.E24]" office:value-type="float" office:value="0">
            <text:p>0</text:p>
          </table:table-cell>
          <table:table-cell table:formula="of:=['Raw output'.F24]-[Clean.F24]" office:value-type="float" office:value="0">
            <text:p>0</text:p>
          </table:table-cell>
        </table:table-row>
        <table:table-row table:style-name="ro1">
          <table:table-cell office:value-type="string">
            <text:p>R0250</text:p>
          </table:table-cell>
          <table:table-cell table:formula="of:=['Raw output'.B25]-[Clean.B25]" office:value-type="float" office:value="-1">
            <text:p>-1</text:p>
          </table:table-cell>
          <table:table-cell table:formula="of:=['Raw output'.C25]-[Clean.C25]" office:value-type="float" office:value="0">
            <text:p>0</text:p>
          </table:table-cell>
          <table:table-cell table:formula="of:=['Raw output'.D25]-[Clean.D25]" office:value-type="float" office:value="0">
            <text:p>0</text:p>
          </table:table-cell>
          <table:table-cell table:formula="of:=['Raw output'.E25]-[Clean.E25]" office:value-type="float" office:value="0">
            <text:p>0</text:p>
          </table:table-cell>
          <table:table-cell table:formula="of:=['Raw output'.F25]-[Clean.F25]" office:value-type="float" office:value="0">
            <text:p>0</text:p>
          </table:table-cell>
        </table:table-row>
        <table:table-row table:style-name="ro1">
          <table:table-cell office:value-type="string">
            <text:p>R0260</text:p>
          </table:table-cell>
          <table:table-cell table:formula="of:=['Raw output'.B26]-[Clean.B26]" office:value-type="float" office:value="-1">
            <text:p>-1</text:p>
          </table:table-cell>
          <table:table-cell table:formula="of:=['Raw output'.C26]-[Clean.C26]" office:value-type="float" office:value="0">
            <text:p>0</text:p>
          </table:table-cell>
          <table:table-cell table:formula="of:=['Raw output'.D26]-[Clean.D26]" office:value-type="float" office:value="0">
            <text:p>0</text:p>
          </table:table-cell>
          <table:table-cell table:formula="of:=['Raw output'.E26]-[Clean.E26]" office:value-type="float" office:value="0">
            <text:p>0</text:p>
          </table:table-cell>
          <table:table-cell table:formula="of:=['Raw output'.F26]-[Clean.F26]" office:value-type="float" office:value="0">
            <text:p>0</text:p>
          </table:table-cell>
        </table:table-row>
        <table:table-row table:style-name="ro1">
          <table:table-cell office:value-type="string">
            <text:p>R0270</text:p>
          </table:table-cell>
          <table:table-cell table:formula="of:=['Raw output'.B27]-[Clean.B27]" office:value-type="float" office:value="0">
            <text:p>0</text:p>
          </table:table-cell>
          <table:table-cell table:formula="of:=['Raw output'.C27]-[Clean.C27]" office:value-type="float" office:value="0">
            <text:p>0</text:p>
          </table:table-cell>
          <table:table-cell table:formula="of:=['Raw output'.D27]-[Clean.D27]" office:value-type="float" office:value="0">
            <text:p>0</text:p>
          </table:table-cell>
          <table:table-cell table:formula="of:=['Raw output'.E27]-[Clean.E27]" office:value-type="float" office:value="0">
            <text:p>0</text:p>
          </table:table-cell>
          <table:table-cell table:formula="of:=['Raw output'.F27]-[Clean.F27]" office:value-type="float" office:value="0">
            <text:p>0</text:p>
          </table:table-cell>
        </table:table-row>
        <table:table-row table:style-name="ro1">
          <table:table-cell office:value-type="string">
            <text:p>R0280</text:p>
          </table:table-cell>
          <table:table-cell table:formula="of:=['Raw output'.B28]-[Clean.B28]" office:value-type="float" office:value="-1">
            <text:p>-1</text:p>
          </table:table-cell>
          <table:table-cell table:formula="of:=['Raw output'.C28]-[Clean.C28]" office:value-type="float" office:value="0">
            <text:p>0</text:p>
          </table:table-cell>
          <table:table-cell table:formula="of:=['Raw output'.D28]-[Clean.D28]" office:value-type="float" office:value="0">
            <text:p>0</text:p>
          </table:table-cell>
          <table:table-cell table:formula="of:=['Raw output'.E28]-[Clean.E28]" office:value-type="float" office:value="0">
            <text:p>0</text:p>
          </table:table-cell>
          <table:table-cell table:formula="of:=['Raw output'.F28]-[Clean.F28]" office:value-type="float" office:value="0">
            <text:p>0</text:p>
          </table:table-cell>
        </table:table-row>
        <table:table-row table:style-name="ro1">
          <table:table-cell office:value-type="string">
            <text:p>R0290</text:p>
          </table:table-cell>
          <table:table-cell table:formula="of:=['Raw output'.B29]-[Clean.B29]" office:value-type="float" office:value="-1">
            <text:p>-1</text:p>
          </table:table-cell>
          <table:table-cell table:formula="of:=['Raw output'.C29]-[Clean.C29]" office:value-type="float" office:value="0">
            <text:p>0</text:p>
          </table:table-cell>
          <table:table-cell table:formula="of:=['Raw output'.D29]-[Clean.D29]" office:value-type="float" office:value="0">
            <text:p>0</text:p>
          </table:table-cell>
          <table:table-cell table:formula="of:=['Raw output'.E29]-[Clean.E29]" office:value-type="float" office:value="0">
            <text:p>0</text:p>
          </table:table-cell>
          <table:table-cell table:formula="of:=['Raw output'.F29]-[Clean.F29]" office:value-type="float" office:value="0">
            <text:p>0</text:p>
          </table:table-cell>
        </table:table-row>
        <table:table-row table:style-name="ro1">
          <table:table-cell office:value-type="string">
            <text:p>R0300</text:p>
          </table:table-cell>
          <table:table-cell table:formula="of:=['Raw output'.B30]-[Clean.B30]" office:value-type="float" office:value="-1">
            <text:p>-1</text:p>
          </table:table-cell>
          <table:table-cell table:formula="of:=['Raw output'.C30]-[Clean.C30]" office:value-type="float" office:value="0">
            <text:p>0</text:p>
          </table:table-cell>
          <table:table-cell table:formula="of:=['Raw output'.D30]-[Clean.D30]" office:value-type="float" office:value="0">
            <text:p>0</text:p>
          </table:table-cell>
          <table:table-cell table:formula="of:=['Raw output'.E30]-[Clean.E30]" office:value-type="float" office:value="0">
            <text:p>0</text:p>
          </table:table-cell>
          <table:table-cell table:formula="of:=['Raw output'.F30]-[Clean.F30]" office:value-type="float" office:value="0">
            <text:p>0</text:p>
          </table:table-cell>
        </table:table-row>
        <table:table-row table:style-name="ro1">
          <table:table-cell office:value-type="string">
            <text:p>R0310</text:p>
          </table:table-cell>
          <table:table-cell table:formula="of:=['Raw output'.B31]-[Clean.B31]" office:value-type="float" office:value="0">
            <text:p>0</text:p>
          </table:table-cell>
          <table:table-cell table:formula="of:=['Raw output'.C31]-[Clean.C31]" office:value-type="float" office:value="0">
            <text:p>0</text:p>
          </table:table-cell>
          <table:table-cell table:formula="of:=['Raw output'.D31]-[Clean.D31]" office:value-type="float" office:value="0">
            <text:p>0</text:p>
          </table:table-cell>
          <table:table-cell table:formula="of:=['Raw output'.E31]-[Clean.E31]" office:value-type="float" office:value="0">
            <text:p>0</text:p>
          </table:table-cell>
          <table:table-cell table:formula="of:=['Raw output'.F31]-[Clean.F31]" office:value-type="float" office:value="0">
            <text:p>0</text:p>
          </table:table-cell>
        </table:table-row>
        <table:table-row table:style-name="ro1">
          <table:table-cell office:value-type="string">
            <text:p>R0320</text:p>
          </table:table-cell>
          <table:table-cell table:formula="of:=['Raw output'.B32]-[Clean.B32]" office:value-type="float" office:value="-1">
            <text:p>-1</text:p>
          </table:table-cell>
          <table:table-cell table:formula="of:=['Raw output'.C32]-[Clean.C32]" office:value-type="float" office:value="0">
            <text:p>0</text:p>
          </table:table-cell>
          <table:table-cell table:formula="of:=['Raw output'.D32]-[Clean.D32]" office:value-type="float" office:value="0">
            <text:p>0</text:p>
          </table:table-cell>
          <table:table-cell table:formula="of:=['Raw output'.E32]-[Clean.E32]" office:value-type="float" office:value="0">
            <text:p>0</text:p>
          </table:table-cell>
          <table:table-cell table:formula="of:=['Raw output'.F32]-[Clean.F32]" office:value-type="float" office:value="0">
            <text:p>0</text:p>
          </table:table-cell>
        </table:table-row>
        <table:table-row table:style-name="ro1">
          <table:table-cell office:value-type="string">
            <text:p>R0330</text:p>
          </table:table-cell>
          <table:table-cell table:formula="of:=['Raw output'.B33]-[Clean.B33]" office:value-type="float" office:value="0">
            <text:p>0</text:p>
          </table:table-cell>
          <table:table-cell table:formula="of:=['Raw output'.C33]-[Clean.C33]" office:value-type="float" office:value="0">
            <text:p>0</text:p>
          </table:table-cell>
          <table:table-cell table:formula="of:=['Raw output'.D33]-[Clean.D33]" office:value-type="float" office:value="0">
            <text:p>0</text:p>
          </table:table-cell>
          <table:table-cell table:formula="of:=['Raw output'.E33]-[Clean.E33]" office:value-type="float" office:value="0">
            <text:p>0</text:p>
          </table:table-cell>
          <table:table-cell table:formula="of:=['Raw output'.F33]-[Clean.F33]" office:value-type="float" office:value="0">
            <text:p>0</text:p>
          </table:table-cell>
        </table:table-row>
        <table:table-row table:style-name="ro1">
          <table:table-cell office:value-type="string">
            <text:p>R0340</text:p>
          </table:table-cell>
          <table:table-cell table:formula="of:=['Raw output'.B34]-[Clean.B34]" office:value-type="float" office:value="-1">
            <text:p>-1</text:p>
          </table:table-cell>
          <table:table-cell table:formula="of:=['Raw output'.C34]-[Clean.C34]" office:value-type="float" office:value="0">
            <text:p>0</text:p>
          </table:table-cell>
          <table:table-cell table:formula="of:=['Raw output'.D34]-[Clean.D34]" office:value-type="float" office:value="0">
            <text:p>0</text:p>
          </table:table-cell>
          <table:table-cell table:formula="of:=['Raw output'.E34]-[Clean.E34]" office:value-type="float" office:value="0">
            <text:p>0</text:p>
          </table:table-cell>
          <table:table-cell table:formula="of:=['Raw output'.F34]-[Clean.F34]" office:value-type="float" office:value="0">
            <text:p>0</text:p>
          </table:table-cell>
        </table:table-row>
        <table:table-row table:style-name="ro1">
          <table:table-cell office:value-type="string">
            <text:p>R0350</text:p>
          </table:table-cell>
          <table:table-cell table:formula="of:=['Raw output'.B35]-[Clean.B35]" office:value-type="float" office:value="0">
            <text:p>0</text:p>
          </table:table-cell>
          <table:table-cell table:formula="of:=['Raw output'.C35]-[Clean.C35]" office:value-type="float" office:value="0">
            <text:p>0</text:p>
          </table:table-cell>
          <table:table-cell table:formula="of:=['Raw output'.D35]-[Clean.D35]" office:value-type="float" office:value="0">
            <text:p>0</text:p>
          </table:table-cell>
          <table:table-cell table:formula="of:=['Raw output'.E35]-[Clean.E35]" office:value-type="float" office:value="0">
            <text:p>0</text:p>
          </table:table-cell>
          <table:table-cell table:formula="of:=['Raw output'.F35]-[Clean.F35]" office:value-type="float" office:value="0">
            <text:p>0</text:p>
          </table:table-cell>
        </table:table-row>
        <table:table-row table:style-name="ro1">
          <table:table-cell office:value-type="string">
            <text:p>R0360</text:p>
          </table:table-cell>
          <table:table-cell table:formula="of:=['Raw output'.B36]-[Clean.B36]" office:value-type="float" office:value="-2376579">
            <text:p>-2376579</text:p>
          </table:table-cell>
          <table:table-cell table:formula="of:=['Raw output'.C36]-[Clean.C36]" office:value-type="float" office:value="0">
            <text:p>0</text:p>
          </table:table-cell>
          <table:table-cell table:formula="of:=['Raw output'.D36]-[Clean.D36]" office:value-type="float" office:value="0">
            <text:p>0</text:p>
          </table:table-cell>
          <table:table-cell table:formula="of:=['Raw output'.E36]-[Clean.E36]" office:value-type="float" office:value="0">
            <text:p>0</text:p>
          </table:table-cell>
          <table:table-cell table:formula="of:=['Raw output'.F36]-[Clean.F36]" office:value-type="float" office:value="0">
            <text:p>0</text:p>
          </table:table-cell>
        </table:table-row>
        <table:table-row table:style-name="ro1">
          <table:table-cell office:value-type="string">
            <text:p>R0370</text:p>
          </table:table-cell>
          <table:table-cell table:formula="of:=['Raw output'.B37]-[Clean.B37]" office:value-type="float" office:value="-297571">
            <text:p>-297571</text:p>
          </table:table-cell>
          <table:table-cell table:formula="of:=['Raw output'.C37]-[Clean.C37]" office:value-type="float" office:value="0">
            <text:p>0</text:p>
          </table:table-cell>
          <table:table-cell table:formula="of:=['Raw output'.D37]-[Clean.D37]" office:value-type="float" office:value="0">
            <text:p>0</text:p>
          </table:table-cell>
          <table:table-cell table:formula="of:=['Raw output'.E37]-[Clean.E37]" office:value-type="float" office:value="0">
            <text:p>0</text:p>
          </table:table-cell>
          <table:table-cell table:formula="of:=['Raw output'.F37]-[Clean.F37]" office:value-type="float" office:value="0">
            <text:p>0</text:p>
          </table:table-cell>
        </table:table-row>
        <table:table-row table:style-name="ro1">
          <table:table-cell office:value-type="string">
            <text:p>R0380</text:p>
          </table:table-cell>
          <table:table-cell table:formula="of:=['Raw output'.B38]-[Clean.B38]" office:value-type="float" office:value="-301610995.6">
            <text:p>-301610995.6</text:p>
          </table:table-cell>
          <table:table-cell table:formula="of:=['Raw output'.C38]-[Clean.C38]" office:value-type="float" office:value="0">
            <text:p>0</text:p>
          </table:table-cell>
          <table:table-cell table:formula="of:=['Raw output'.D38]-[Clean.D38]" office:value-type="float" office:value="0">
            <text:p>0</text:p>
          </table:table-cell>
          <table:table-cell table:formula="of:=['Raw output'.E38]-[Clean.E38]" office:value-type="float" office:value="0">
            <text:p>0</text:p>
          </table:table-cell>
          <table:table-cell table:formula="of:=['Raw output'.F38]-[Clean.F38]" office:value-type="float" office:value="0">
            <text:p>0</text:p>
          </table:table-cell>
        </table:table-row>
        <table:table-row table:style-name="ro1">
          <table:table-cell office:value-type="string">
            <text:p>R0390</text:p>
          </table:table-cell>
          <table:table-cell table:formula="of:=['Raw output'.B39]-[Clean.B39]" office:value-type="float" office:value="2376579">
            <text:p>2376579</text:p>
          </table:table-cell>
          <table:table-cell table:formula="of:=['Raw output'.C39]-[Clean.C39]" office:value-type="float" office:value="0">
            <text:p>0</text:p>
          </table:table-cell>
          <table:table-cell table:formula="of:=['Raw output'.D39]-[Clean.D39]" office:value-type="float" office:value="0">
            <text:p>0</text:p>
          </table:table-cell>
          <table:table-cell table:formula="of:=['Raw output'.E39]-[Clean.E39]" office:value-type="float" office:value="0">
            <text:p>0</text:p>
          </table:table-cell>
          <table:table-cell table:formula="of:=['Raw output'.F39]-[Clean.F39]" office:value-type="float" office:value="0">
            <text:p>0</text:p>
          </table:table-cell>
        </table:table-row>
        <table:table-row table:style-name="ro1">
          <table:table-cell office:value-type="string">
            <text:p>R0400</text:p>
          </table:table-cell>
          <table:table-cell table:formula="of:=['Raw output'.B40]-[Clean.B40]" office:value-type="float" office:value="297571">
            <text:p>297571</text:p>
          </table:table-cell>
          <table:table-cell table:formula="of:=['Raw output'.C40]-[Clean.C40]" office:value-type="float" office:value="0">
            <text:p>0</text:p>
          </table:table-cell>
          <table:table-cell table:formula="of:=['Raw output'.D40]-[Clean.D40]" office:value-type="float" office:value="0">
            <text:p>0</text:p>
          </table:table-cell>
          <table:table-cell table:formula="of:=['Raw output'.E40]-[Clean.E40]" office:value-type="float" office:value="0">
            <text:p>0</text:p>
          </table:table-cell>
          <table:table-cell table:formula="of:=['Raw output'.F40]-[Clean.F40]" office:value-type="float" office:value="0">
            <text:p>0</text:p>
          </table:table-cell>
        </table:table-row>
        <table:table-row table:style-name="ro1">
          <table:table-cell office:value-type="string">
            <text:p>R0410</text:p>
          </table:table-cell>
          <table:table-cell table:formula="of:=['Raw output'.B41]-[Clean.B41]" office:value-type="float" office:value="-74493443.02">
            <text:p>-74493443.02</text:p>
          </table:table-cell>
          <table:table-cell table:formula="of:=['Raw output'.C41]-[Clean.C41]" office:value-type="float" office:value="0">
            <text:p>0</text:p>
          </table:table-cell>
          <table:table-cell table:formula="of:=['Raw output'.D41]-[Clean.D41]" office:value-type="float" office:value="0">
            <text:p>0</text:p>
          </table:table-cell>
          <table:table-cell table:formula="of:=['Raw output'.E41]-[Clean.E41]" office:value-type="float" office:value="0">
            <text:p>0</text:p>
          </table:table-cell>
          <table:table-cell table:formula="of:=['Raw output'.F41]-[Clean.F41]" office:value-type="float" office:value="0">
            <text:p>0</text:p>
          </table:table-cell>
        </table:table-row>
        <table:table-row table:style-name="ro1">
          <table:table-cell office:value-type="string">
            <text:p>R0420</text:p>
          </table:table-cell>
          <table:table-cell table:formula="of:=['Raw output'.B42]-[Clean.B42]" office:value-type="float" office:value="-3758022">
            <text:p>-3758022</text:p>
          </table:table-cell>
          <table:table-cell table:formula="of:=['Raw output'.C42]-[Clean.C42]" office:value-type="float" office:value="0">
            <text:p>0</text:p>
          </table:table-cell>
          <table:table-cell table:formula="of:=['Raw output'.D42]-[Clean.D42]" office:value-type="float" office:value="0">
            <text:p>0</text:p>
          </table:table-cell>
          <table:table-cell table:formula="of:=['Raw output'.E42]-[Clean.E42]" office:value-type="float" office:value="0">
            <text:p>0</text:p>
          </table:table-cell>
          <table:table-cell table:formula="of:=['Raw output'.F42]-[Clean.F42]" office:value-type="float" office:value="0">
            <text:p>0</text:p>
          </table:table-cell>
        </table:table-row>
        <table:table-row table:style-name="ro1">
          <table:table-cell office:value-type="string">
            <text:p>R0500</text:p>
          </table:table-cell>
          <table:table-cell table:formula="of:=['Raw output'.B43]-[Clean.B43]" office:value-type="float" office:value="16076372044.59">
            <text:p>16076372044.59</text:p>
          </table:table-cell>
          <table:table-cell table:formula="of:=['Raw output'.C43]-[Clean.C43]" office:value-type="float" office:value="0">
            <text:p>0</text:p>
          </table:table-cell>
          <table:table-cell table:formula="of:=['Raw output'.D43]-[Clean.D43]" office:value-type="float" office:value="0">
            <text:p>0</text:p>
          </table:table-cell>
          <table:table-cell table:formula="of:=['Raw output'.E43]-[Clean.E43]" office:value-type="float" office:value="0">
            <text:p>0</text:p>
          </table:table-cell>
          <table:table-cell table:formula="of:=['Raw output'.F43]-[Clean.F43]" office:value-type="float" office:value="0">
            <text:p>0</text:p>
          </table:table-cell>
        </table:table-row>
        <table:table-row table:style-name="ro1">
          <table:table-cell office:value-type="string">
            <text:p>R0510</text:p>
          </table:table-cell>
          <table:table-cell table:formula="of:=['Raw output'.B44]-[Clean.B44]" office:value-type="float" office:value="4714510265">
            <text:p>4714510265</text:p>
          </table:table-cell>
          <table:table-cell table:formula="of:=['Raw output'.C44]-[Clean.C44]" office:value-type="float" office:value="0">
            <text:p>0</text:p>
          </table:table-cell>
          <table:table-cell table:formula="of:=['Raw output'.D44]-[Clean.D44]" office:value-type="float" office:value="0">
            <text:p>0</text:p>
          </table:table-cell>
          <table:table-cell table:formula="of:=['Raw output'.E44]-[Clean.E44]" office:value-type="float" office:value="-1">
            <text:p>-1</text:p>
          </table:table-cell>
          <table:table-cell table:formula="of:=['Raw output'.F44]-[Clean.F44]" office:value-type="float" office:value="0">
            <text:p>0</text:p>
          </table:table-cell>
        </table:table-row>
        <table:table-row table:style-name="ro1">
          <table:table-cell office:value-type="string">
            <text:p>R0520</text:p>
          </table:table-cell>
          <table:table-cell table:formula="of:=['Raw output'.B45]-[Clean.B45]" office:value-type="float" office:value="12095638985">
            <text:p>12095638985</text:p>
          </table:table-cell>
          <table:table-cell table:formula="of:=['Raw output'.C45]-[Clean.C45]" office:value-type="float" office:value="0">
            <text:p>0</text:p>
          </table:table-cell>
          <table:table-cell table:formula="of:=['Raw output'.D45]-[Clean.D45]" office:value-type="float" office:value="0">
            <text:p>0</text:p>
          </table:table-cell>
          <table:table-cell table:formula="of:=['Raw output'.E45]-[Clean.E45]" office:value-type="float" office:value="-1">
            <text:p>-1</text:p>
          </table:table-cell>
          <table:table-cell table:formula="of:=['Raw output'.F45]-[Clean.F45]" office:value-type="float" office:value="0">
            <text:p>0</text:p>
          </table:table-cell>
        </table:table-row>
        <table:table-row table:style-name="ro1">
          <table:table-cell office:value-type="string">
            <text:p>R0530</text:p>
          </table:table-cell>
          <table:table-cell table:formula="of:=['Raw output'.B46]-[Clean.B46]" office:value-type="float" office:value="16477398">
            <text:p>16477398</text:p>
          </table:table-cell>
          <table:table-cell table:formula="of:=['Raw output'.C46]-[Clean.C46]" office:value-type="float" office:value="0">
            <text:p>0</text:p>
          </table:table-cell>
          <table:table-cell table:formula="of:=['Raw output'.D46]-[Clean.D46]" office:value-type="float" office:value="0">
            <text:p>0</text:p>
          </table:table-cell>
          <table:table-cell table:formula="of:=['Raw output'.E46]-[Clean.E46]" office:value-type="float" office:value="-1">
            <text:p>-1</text:p>
          </table:table-cell>
          <table:table-cell table:formula="of:=['Raw output'.F46]-[Clean.F46]" office:value-type="float" office:value="0">
            <text:p>0</text:p>
          </table:table-cell>
        </table:table-row>
        <table:table-row table:style-name="ro1">
          <table:table-cell office:value-type="string">
            <text:p>R0540</text:p>
          </table:table-cell>
          <table:table-cell table:formula="of:=['Raw output'.B47]-[Clean.B47]" office:value-type="float" office:value="12079161587">
            <text:p>12079161587</text:p>
          </table:table-cell>
          <table:table-cell table:formula="of:=['Raw output'.C47]-[Clean.C47]" office:value-type="float" office:value="0">
            <text:p>0</text:p>
          </table:table-cell>
          <table:table-cell table:formula="of:=['Raw output'.D47]-[Clean.D47]" office:value-type="float" office:value="0">
            <text:p>0</text:p>
          </table:table-cell>
          <table:table-cell table:formula="of:=['Raw output'.E47]-[Clean.E47]" office:value-type="float" office:value="-1">
            <text:p>-1</text:p>
          </table:table-cell>
          <table:table-cell table:formula="of:=['Raw output'.F47]-[Clean.F47]" office:value-type="float" office:value="0">
            <text:p>0</text:p>
          </table:table-cell>
        </table:table-row>
        <table:table-row table:style-name="ro1">
          <table:table-cell office:value-type="string">
            <text:p>R0550</text:p>
          </table:table-cell>
          <table:table-cell table:formula="of:=['Raw output'.B48]-[Clean.B48]" office:value-type="float" office:value="7855059">
            <text:p>7855059</text:p>
          </table:table-cell>
          <table:table-cell table:formula="of:=['Raw output'.C48]-[Clean.C48]" office:value-type="float" office:value="0">
            <text:p>0</text:p>
          </table:table-cell>
          <table:table-cell table:formula="of:=['Raw output'.D48]-[Clean.D48]" office:value-type="float" office:value="0">
            <text:p>0</text:p>
          </table:table-cell>
          <table:table-cell table:formula="of:=['Raw output'.E48]-[Clean.E48]" office:value-type="float" office:value="-1">
            <text:p>-1</text:p>
          </table:table-cell>
          <table:table-cell table:formula="of:=['Raw output'.F48]-[Clean.F48]" office:value-type="float" office:value="0">
            <text:p>0</text:p>
          </table:table-cell>
        </table:table-row>
        <table:table-row table:style-name="ro1">
          <table:table-cell office:value-type="string">
            <text:p>R0560</text:p>
          </table:table-cell>
          <table:table-cell table:formula="of:=['Raw output'.B49]-[Clean.B49]" office:value-type="float" office:value="0">
            <text:p>0</text:p>
          </table:table-cell>
          <table:table-cell table:formula="of:=['Raw output'.C49]-[Clean.C49]" office:value-type="float" office:value="0">
            <text:p>0</text:p>
          </table:table-cell>
          <table:table-cell table:formula="of:=['Raw output'.D49]-[Clean.D49]" office:value-type="float" office:value="0">
            <text:p>0</text:p>
          </table:table-cell>
          <table:table-cell table:formula="of:=['Raw output'.E49]-[Clean.E49]" office:value-type="float" office:value="-1">
            <text:p>-1</text:p>
          </table:table-cell>
          <table:table-cell table:formula="of:=['Raw output'.F49]-[Clean.F49]" office:value-type="float" office:value="0">
            <text:p>0</text:p>
          </table:table-cell>
        </table:table-row>
        <table:table-row table:style-name="ro1">
          <table:table-cell office:value-type="string">
            <text:p>R0570</text:p>
          </table:table-cell>
          <table:table-cell table:formula="of:=['Raw output'.B50]-[Clean.B50]" office:value-type="float" office:value="0">
            <text:p>0</text:p>
          </table:table-cell>
          <table:table-cell table:formula="of:=['Raw output'.C50]-[Clean.C50]" office:value-type="float" office:value="0">
            <text:p>0</text:p>
          </table:table-cell>
          <table:table-cell table:formula="of:=['Raw output'.D50]-[Clean.D50]" office:value-type="float" office:value="0">
            <text:p>0</text:p>
          </table:table-cell>
          <table:table-cell table:formula="of:=['Raw output'.E50]-[Clean.E50]" office:value-type="float" office:value="-1">
            <text:p>-1</text:p>
          </table:table-cell>
          <table:table-cell table:formula="of:=['Raw output'.F50]-[Clean.F50]" office:value-type="float" office:value="0">
            <text:p>0</text:p>
          </table:table-cell>
        </table:table-row>
        <table:table-row table:style-name="ro1">
          <table:table-cell office:value-type="string">
            <text:p>R0580</text:p>
          </table:table-cell>
          <table:table-cell table:formula="of:=['Raw output'.B51]-[Clean.B51]" office:value-type="float" office:value="0">
            <text:p>0</text:p>
          </table:table-cell>
          <table:table-cell table:formula="of:=['Raw output'.C51]-[Clean.C51]" office:value-type="float" office:value="0">
            <text:p>0</text:p>
          </table:table-cell>
          <table:table-cell table:formula="of:=['Raw output'.D51]-[Clean.D51]" office:value-type="float" office:value="0">
            <text:p>0</text:p>
          </table:table-cell>
          <table:table-cell table:formula="of:=['Raw output'.E51]-[Clean.E51]" office:value-type="float" office:value="-1">
            <text:p>-1</text:p>
          </table:table-cell>
          <table:table-cell table:formula="of:=['Raw output'.F51]-[Clean.F51]" office:value-type="float" office:value="0">
            <text:p>0</text:p>
          </table:table-cell>
        </table:table-row>
        <table:table-row table:style-name="ro1">
          <table:table-cell office:value-type="string">
            <text:p>R0590</text:p>
          </table:table-cell>
          <table:table-cell table:formula="of:=['Raw output'.B52]-[Clean.B52]" office:value-type="float" office:value="0">
            <text:p>0</text:p>
          </table:table-cell>
          <table:table-cell table:formula="of:=['Raw output'.C52]-[Clean.C52]" office:value-type="float" office:value="0">
            <text:p>0</text:p>
          </table:table-cell>
          <table:table-cell table:formula="of:=['Raw output'.D52]-[Clean.D52]" office:value-type="float" office:value="0">
            <text:p>0</text:p>
          </table:table-cell>
          <table:table-cell table:formula="of:=['Raw output'.E52]-[Clean.E52]" office:value-type="float" office:value="-1">
            <text:p>-1</text:p>
          </table:table-cell>
          <table:table-cell table:formula="of:=['Raw output'.F52]-[Clean.F52]" office:value-type="float" office:value="0">
            <text:p>0</text:p>
          </table:table-cell>
        </table:table-row>
        <table:table-row table:style-name="ro1">
          <table:table-cell office:value-type="string">
            <text:p>R0600</text:p>
          </table:table-cell>
          <table:table-cell table:formula="of:=['Raw output'.B53]-[Clean.B53]" office:value-type="float" office:value="-12079161587">
            <text:p>-12079161587</text:p>
          </table:table-cell>
          <table:table-cell table:formula="of:=['Raw output'.C53]-[Clean.C53]" office:value-type="float" office:value="0">
            <text:p>0</text:p>
          </table:table-cell>
          <table:table-cell table:formula="of:=['Raw output'.D53]-[Clean.D53]" office:value-type="float" office:value="0">
            <text:p>0</text:p>
          </table:table-cell>
          <table:table-cell table:formula="of:=['Raw output'.E53]-[Clean.E53]" office:value-type="float" office:value="0">
            <text:p>0</text:p>
          </table:table-cell>
          <table:table-cell table:formula="of:=['Raw output'.F53]-[Clean.F53]" office:value-type="float" office:value="0">
            <text:p>0</text:p>
          </table:table-cell>
        </table:table-row>
        <table:table-row table:style-name="ro1">
          <table:table-cell office:value-type="string">
            <text:p>R0610</text:p>
          </table:table-cell>
          <table:table-cell table:formula="of:=['Raw output'.B54]-[Clean.B54]" office:value-type="float" office:value="12079161587">
            <text:p>12079161587</text:p>
          </table:table-cell>
          <table:table-cell table:formula="of:=['Raw output'.C54]-[Clean.C54]" office:value-type="float" office:value="0">
            <text:p>0</text:p>
          </table:table-cell>
          <table:table-cell table:formula="of:=['Raw output'.D54]-[Clean.D54]" office:value-type="float" office:value="0">
            <text:p>0</text:p>
          </table:table-cell>
          <table:table-cell table:formula="of:=['Raw output'.E54]-[Clean.E54]" office:value-type="float" office:value="0">
            <text:p>0</text:p>
          </table:table-cell>
          <table:table-cell table:formula="of:=['Raw output'.F54]-[Clean.F54]" office:value-type="float" office:value="0">
            <text:p>0</text:p>
          </table:table-cell>
        </table:table-row>
        <table:table-row table:style-name="ro1">
          <table:table-cell office:value-type="string">
            <text:p>R0620</text:p>
          </table:table-cell>
          <table:table-cell table:formula="of:=['Raw output'.B55]-[Clean.B55]" office:value-type="float" office:value="16477398">
            <text:p>16477398</text:p>
          </table:table-cell>
          <table:table-cell table:formula="of:=['Raw output'.C55]-[Clean.C55]" office:value-type="float" office:value="0">
            <text:p>0</text:p>
          </table:table-cell>
          <table:table-cell table:formula="of:=['Raw output'.D55]-[Clean.D55]" office:value-type="float" office:value="0">
            <text:p>0</text:p>
          </table:table-cell>
          <table:table-cell table:formula="of:=['Raw output'.E55]-[Clean.E55]" office:value-type="float" office:value="0">
            <text:p>0</text:p>
          </table:table-cell>
          <table:table-cell table:formula="of:=['Raw output'.F55]-[Clean.F55]" office:value-type="float" office:value="0">
            <text:p>0</text:p>
          </table:table-cell>
        </table:table-row>
        <table:table-row table:style-name="ro1">
          <table:table-cell office:value-type="string">
            <text:p>R0630</text:p>
          </table:table-cell>
          <table:table-cell table:formula="of:=['Raw output'.B56]-[Clean.B56]" office:value-type="float" office:value="12071306528">
            <text:p>12071306528</text:p>
          </table:table-cell>
          <table:table-cell table:formula="of:=['Raw output'.C56]-[Clean.C56]" office:value-type="float" office:value="0">
            <text:p>0</text:p>
          </table:table-cell>
          <table:table-cell table:formula="of:=['Raw output'.D56]-[Clean.D56]" office:value-type="float" office:value="0">
            <text:p>0</text:p>
          </table:table-cell>
          <table:table-cell table:formula="of:=['Raw output'.E56]-[Clean.E56]" office:value-type="float" office:value="0">
            <text:p>0</text:p>
          </table:table-cell>
          <table:table-cell table:formula="of:=['Raw output'.F56]-[Clean.F56]" office:value-type="float" office:value="0">
            <text:p>0</text:p>
          </table:table-cell>
        </table:table-row>
        <table:table-row table:style-name="ro1">
          <table:table-cell office:value-type="string">
            <text:p>R0640</text:p>
          </table:table-cell>
          <table:table-cell table:formula="of:=['Raw output'.B57]-[Clean.B57]" office:value-type="float" office:value="0">
            <text:p>0</text:p>
          </table:table-cell>
          <table:table-cell table:formula="of:=['Raw output'.C57]-[Clean.C57]" office:value-type="float" office:value="0">
            <text:p>0</text:p>
          </table:table-cell>
          <table:table-cell table:formula="of:=['Raw output'.D57]-[Clean.D57]" office:value-type="float" office:value="0">
            <text:p>0</text:p>
          </table:table-cell>
          <table:table-cell table:formula="of:=['Raw output'.E57]-[Clean.E57]" office:value-type="float" office:value="0">
            <text:p>0</text:p>
          </table:table-cell>
          <table:table-cell table:formula="of:=['Raw output'.F57]-[Clean.F57]" office:value-type="float" office:value="0">
            <text:p>0</text:p>
          </table:table-cell>
        </table:table-row>
        <table:table-row table:style-name="ro1">
          <table:table-cell office:value-type="string">
            <text:p>R0650</text:p>
          </table:table-cell>
          <table:table-cell table:formula="of:=['Raw output'.B58]-[Clean.B58]" office:value-type="float" office:value="-12071306528">
            <text:p>-12071306528</text:p>
          </table:table-cell>
          <table:table-cell table:formula="of:=['Raw output'.C58]-[Clean.C58]" office:value-type="float" office:value="0">
            <text:p>0</text:p>
          </table:table-cell>
          <table:table-cell table:formula="of:=['Raw output'.D58]-[Clean.D58]" office:value-type="float" office:value="0">
            <text:p>0</text:p>
          </table:table-cell>
          <table:table-cell table:formula="of:=['Raw output'.E58]-[Clean.E58]" office:value-type="float" office:value="0">
            <text:p>0</text:p>
          </table:table-cell>
          <table:table-cell table:formula="of:=['Raw output'.F58]-[Clean.F58]" office:value-type="float" office:value="0">
            <text:p>0</text:p>
          </table:table-cell>
        </table:table-row>
        <table:table-row table:style-name="ro1">
          <table:table-cell office:value-type="string">
            <text:p>R0660</text:p>
          </table:table-cell>
          <table:table-cell table:formula="of:=['Raw output'.B59]-[Clean.B59]" office:value-type="float" office:value="8622339">
            <text:p>8622339</text:p>
          </table:table-cell>
          <table:table-cell table:formula="of:=['Raw output'.C59]-[Clean.C59]" office:value-type="float" office:value="0">
            <text:p>0</text:p>
          </table:table-cell>
          <table:table-cell table:formula="of:=['Raw output'.D59]-[Clean.D59]" office:value-type="float" office:value="0">
            <text:p>0</text:p>
          </table:table-cell>
          <table:table-cell table:formula="of:=['Raw output'.E59]-[Clean.E59]" office:value-type="float" office:value="0">
            <text:p>0</text:p>
          </table:table-cell>
          <table:table-cell table:formula="of:=['Raw output'.F59]-[Clean.F59]" office:value-type="float" office:value="0">
            <text:p>0</text:p>
          </table:table-cell>
        </table:table-row>
        <table:table-row table:style-name="ro1">
          <table:table-cell office:value-type="string">
            <text:p>R0670</text:p>
          </table:table-cell>
          <table:table-cell table:formula="of:=['Raw output'.B60]-[Clean.B60]" office:value-type="float" office:value="110676924">
            <text:p>110676924</text:p>
          </table:table-cell>
          <table:table-cell table:formula="of:=['Raw output'.C60]-[Clean.C60]" office:value-type="float" office:value="0">
            <text:p>0</text:p>
          </table:table-cell>
          <table:table-cell table:formula="of:=['Raw output'.D60]-[Clean.D60]" office:value-type="float" office:value="0">
            <text:p>0</text:p>
          </table:table-cell>
          <table:table-cell table:formula="of:=['Raw output'.E60]-[Clean.E60]" office:value-type="float" office:value="0">
            <text:p>0</text:p>
          </table:table-cell>
          <table:table-cell table:formula="of:=['Raw output'.F60]-[Clean.F60]" office:value-type="float" office:value="0">
            <text:p>0</text:p>
          </table:table-cell>
        </table:table-row>
        <table:table-row table:style-name="ro1">
          <table:table-cell office:value-type="string">
            <text:p>R0680</text:p>
          </table:table-cell>
          <table:table-cell table:formula="of:=['Raw output'.B61]-[Clean.B61]" office:value-type="float" office:value="-102054585">
            <text:p>-102054585</text:p>
          </table:table-cell>
          <table:table-cell table:formula="of:=['Raw output'.C61]-[Clean.C61]" office:value-type="float" office:value="0">
            <text:p>0</text:p>
          </table:table-cell>
          <table:table-cell table:formula="of:=['Raw output'.D61]-[Clean.D61]" office:value-type="float" office:value="0">
            <text:p>0</text:p>
          </table:table-cell>
          <table:table-cell table:formula="of:=['Raw output'.E61]-[Clean.E61]" office:value-type="float" office:value="0">
            <text:p>0</text:p>
          </table:table-cell>
          <table:table-cell table:formula="of:=['Raw output'.F61]-[Clean.F61]" office:value-type="float" office:value="0">
            <text:p>0</text:p>
          </table:table-cell>
        </table:table-row>
        <table:table-row table:style-name="ro1">
          <table:table-cell office:value-type="string">
            <text:p>R0690</text:p>
          </table:table-cell>
          <table:table-cell table:formula="of:=['Raw output'.B62]-[Clean.B62]" office:value-type="float" office:value="-4603833341">
            <text:p>-4603833341</text:p>
          </table:table-cell>
          <table:table-cell table:formula="of:=['Raw output'.C62]-[Clean.C62]" office:value-type="float" office:value="0">
            <text:p>0</text:p>
          </table:table-cell>
          <table:table-cell table:formula="of:=['Raw output'.D62]-[Clean.D62]" office:value-type="float" office:value="0">
            <text:p>0</text:p>
          </table:table-cell>
          <table:table-cell table:formula="of:=['Raw output'.E62]-[Clean.E62]" office:value-type="float" office:value="0">
            <text:p>0</text:p>
          </table:table-cell>
          <table:table-cell table:formula="of:=['Raw output'.F62]-[Clean.F62]" office:value-type="float" office:value="0">
            <text:p>0</text:p>
          </table:table-cell>
        </table:table-row>
        <table:table-row table:style-name="ro1">
          <table:table-cell office:value-type="string">
            <text:p>R0700</text:p>
          </table:table-cell>
          <table:table-cell table:formula="of:=['Raw output'.B63]-[Clean.B63]" office:value-type="float" office:value="4714510265">
            <text:p>4714510265</text:p>
          </table:table-cell>
          <table:table-cell table:formula="of:=['Raw output'.C63]-[Clean.C63]" office:value-type="float" office:value="0">
            <text:p>0</text:p>
          </table:table-cell>
          <table:table-cell table:formula="of:=['Raw output'.D63]-[Clean.D63]" office:value-type="float" office:value="0">
            <text:p>0</text:p>
          </table:table-cell>
          <table:table-cell table:formula="of:=['Raw output'.E63]-[Clean.E63]" office:value-type="float" office:value="0">
            <text:p>0</text:p>
          </table:table-cell>
          <table:table-cell table:formula="of:=['Raw output'.F63]-[Clean.F63]" office:value-type="float" office:value="0">
            <text:p>0</text:p>
          </table:table-cell>
        </table:table-row>
        <table:table-row table:style-name="ro1">
          <table:table-cell office:value-type="string">
            <text:p>R0710</text:p>
          </table:table-cell>
          <table:table-cell table:formula="of:=['Raw output'.B64]-[Clean.B64]" office:value-type="float" office:value="28276044">
            <text:p>28276044</text:p>
          </table:table-cell>
          <table:table-cell table:formula="of:=['Raw output'.C64]-[Clean.C64]" office:value-type="float" office:value="0">
            <text:p>0</text:p>
          </table:table-cell>
          <table:table-cell table:formula="of:=['Raw output'.D64]-[Clean.D64]" office:value-type="float" office:value="0">
            <text:p>0</text:p>
          </table:table-cell>
          <table:table-cell table:formula="of:=['Raw output'.E64]-[Clean.E64]" office:value-type="float" office:value="0">
            <text:p>0</text:p>
          </table:table-cell>
          <table:table-cell table:formula="of:=['Raw output'.F64]-[Clean.F64]" office:value-type="float" office:value="0">
            <text:p>0</text:p>
          </table:table-cell>
        </table:table-row>
        <table:table-row table:style-name="ro1">
          <table:table-cell office:value-type="string">
            <text:p>R0720</text:p>
          </table:table-cell>
          <table:table-cell table:formula="of:=['Raw output'.B65]-[Clean.B65]" office:value-type="float" office:value="82400880">
            <text:p>82400880</text:p>
          </table:table-cell>
          <table:table-cell table:formula="of:=['Raw output'.C65]-[Clean.C65]" office:value-type="float" office:value="0">
            <text:p>0</text:p>
          </table:table-cell>
          <table:table-cell table:formula="of:=['Raw output'.D65]-[Clean.D65]" office:value-type="float" office:value="0">
            <text:p>0</text:p>
          </table:table-cell>
          <table:table-cell table:formula="of:=['Raw output'.E65]-[Clean.E65]" office:value-type="float" office:value="0">
            <text:p>0</text:p>
          </table:table-cell>
          <table:table-cell table:formula="of:=['Raw output'.F65]-[Clean.F65]" office:value-type="float" office:value="0">
            <text:p>0</text:p>
          </table:table-cell>
        </table:table-row>
        <table:table-row table:style-name="ro1">
          <table:table-cell office:value-type="string">
            <text:p>R0730</text:p>
          </table:table-cell>
          <table:table-cell table:formula="of:=['Raw output'.B66]-[Clean.B66]" office:value-type="float" office:value="28276044">
            <text:p>28276044</text:p>
          </table:table-cell>
          <table:table-cell table:formula="of:=['Raw output'.C66]-[Clean.C66]" office:value-type="float" office:value="0">
            <text:p>0</text:p>
          </table:table-cell>
          <table:table-cell table:formula="of:=['Raw output'.D66]-[Clean.D66]" office:value-type="float" office:value="0">
            <text:p>0</text:p>
          </table:table-cell>
          <table:table-cell table:formula="of:=['Raw output'.E66]-[Clean.E66]" office:value-type="float" office:value="-1">
            <text:p>-1</text:p>
          </table:table-cell>
          <table:table-cell table:formula="of:=['Raw output'.F66]-[Clean.F66]" office:value-type="float" office:value="0">
            <text:p>0</text:p>
          </table:table-cell>
        </table:table-row>
        <table:table-row table:style-name="ro1">
          <table:table-cell office:value-type="string">
            <text:p>R0740</text:p>
          </table:table-cell>
          <table:table-cell table:formula="of:=['Raw output'.B67]-[Clean.B67]" office:value-type="float" office:value="5472962">
            <text:p>5472962</text:p>
          </table:table-cell>
          <table:table-cell table:formula="of:=['Raw output'.C67]-[Clean.C67]" office:value-type="float" office:value="0">
            <text:p>0</text:p>
          </table:table-cell>
          <table:table-cell table:formula="of:=['Raw output'.D67]-[Clean.D67]" office:value-type="float" office:value="0">
            <text:p>0</text:p>
          </table:table-cell>
          <table:table-cell table:formula="of:=['Raw output'.E67]-[Clean.E67]" office:value-type="float" office:value="-1">
            <text:p>-1</text:p>
          </table:table-cell>
          <table:table-cell table:formula="of:=['Raw output'.F67]-[Clean.F67]" office:value-type="float" office:value="0">
            <text:p>0</text:p>
          </table:table-cell>
        </table:table-row>
        <table:table-row table:style-name="ro1">
          <table:table-cell office:value-type="string">
            <text:p>R0750</text:p>
          </table:table-cell>
          <table:table-cell table:formula="of:=['Raw output'.B68]-[Clean.B68]" office:value-type="float" office:value="-4131655">
            <text:p>-4131655</text:p>
          </table:table-cell>
          <table:table-cell table:formula="of:=['Raw output'.C68]-[Clean.C68]" office:value-type="float" office:value="0">
            <text:p>0</text:p>
          </table:table-cell>
          <table:table-cell table:formula="of:=['Raw output'.D68]-[Clean.D68]" office:value-type="float" office:value="0">
            <text:p>0</text:p>
          </table:table-cell>
          <table:table-cell table:formula="of:=['Raw output'.E68]-[Clean.E68]" office:value-type="float" office:value="0">
            <text:p>0</text:p>
          </table:table-cell>
          <table:table-cell table:formula="of:=['Raw output'.F68]-[Clean.F68]" office:value-type="float" office:value="0">
            <text:p>0</text:p>
          </table:table-cell>
        </table:table-row>
        <table:table-row table:style-name="ro1">
          <table:table-cell office:value-type="string">
            <text:p>R0760</text:p>
          </table:table-cell>
          <table:table-cell table:formula="of:=['Raw output'.B69]-[Clean.B69]" office:value-type="float" office:value="11967143356">
            <text:p>11967143356</text:p>
          </table:table-cell>
          <table:table-cell table:formula="of:=['Raw output'.C69]-[Clean.C69]" office:value-type="float" office:value="0">
            <text:p>0</text:p>
          </table:table-cell>
          <table:table-cell table:formula="of:=['Raw output'.D69]-[Clean.D69]" office:value-type="float" office:value="0">
            <text:p>0</text:p>
          </table:table-cell>
          <table:table-cell table:formula="of:=['Raw output'.E69]-[Clean.E69]" office:value-type="float" office:value="0">
            <text:p>0</text:p>
          </table:table-cell>
          <table:table-cell table:formula="of:=['Raw output'.F69]-[Clean.F69]" office:value-type="float" office:value="0">
            <text:p>0</text:p>
          </table:table-cell>
        </table:table-row>
        <table:table-row table:style-name="ro1">
          <table:table-cell office:value-type="string">
            <text:p>R0770</text:p>
          </table:table-cell>
          <table:table-cell table:formula="of:=['Raw output'.B70]-[Clean.B70]" office:value-type="float" office:value="99620037">
            <text:p>99620037</text:p>
          </table:table-cell>
          <table:table-cell table:formula="of:=['Raw output'.C70]-[Clean.C70]" office:value-type="float" office:value="0">
            <text:p>0</text:p>
          </table:table-cell>
          <table:table-cell table:formula="of:=['Raw output'.D70]-[Clean.D70]" office:value-type="float" office:value="0">
            <text:p>0</text:p>
          </table:table-cell>
          <table:table-cell table:formula="of:=['Raw output'.E70]-[Clean.E70]" office:value-type="float" office:value="0">
            <text:p>0</text:p>
          </table:table-cell>
          <table:table-cell table:formula="of:=['Raw output'.F70]-[Clean.F70]" office:value-type="float" office:value="0">
            <text:p>0</text:p>
          </table:table-cell>
        </table:table-row>
        <table:table-row table:style-name="ro1">
          <table:table-cell office:value-type="string">
            <text:p>R0780</text:p>
          </table:table-cell>
          <table:table-cell table:formula="of:=['Raw output'.B71]-[Clean.B71]" office:value-type="float" office:value="4813998547">
            <text:p>4813998547</text:p>
          </table:table-cell>
          <table:table-cell table:formula="of:=['Raw output'.C71]-[Clean.C71]" office:value-type="float" office:value="0">
            <text:p>0</text:p>
          </table:table-cell>
          <table:table-cell table:formula="of:=['Raw output'.D71]-[Clean.D71]" office:value-type="float" office:value="0">
            <text:p>0</text:p>
          </table:table-cell>
          <table:table-cell table:formula="of:=['Raw output'.E71]-[Clean.E71]" office:value-type="float" office:value="0">
            <text:p>0</text:p>
          </table:table-cell>
          <table:table-cell table:formula="of:=['Raw output'.F71]-[Clean.F71]" office:value-type="float" office:value="0">
            <text:p>0</text:p>
          </table:table-cell>
        </table:table-row>
        <table:table-row table:style-name="ro1">
          <table:table-cell office:value-type="string">
            <text:p>R0790</text:p>
          </table:table-cell>
          <table:table-cell table:formula="of:=['Raw output'.B72]-[Clean.B72]" office:value-type="float" office:value="-137748713">
            <text:p>-137748713</text:p>
          </table:table-cell>
          <table:table-cell table:formula="of:=['Raw output'.C72]-[Clean.C72]" office:value-type="float" office:value="0">
            <text:p>0</text:p>
          </table:table-cell>
          <table:table-cell table:formula="of:=['Raw output'.D72]-[Clean.D72]" office:value-type="float" office:value="0">
            <text:p>0</text:p>
          </table:table-cell>
          <table:table-cell table:formula="of:=['Raw output'.E72]-[Clean.E72]" office:value-type="float" office:value="-1">
            <text:p>-1</text:p>
          </table:table-cell>
          <table:table-cell table:formula="of:=['Raw output'.F72]-[Clean.F72]" office:value-type="float" office:value="0">
            <text:p>0</text:p>
          </table:table-cell>
        </table:table-row>
        <table:table-row table:style-name="ro1">
          <table:table-cell office:value-type="string">
            <text:p>R0800</text:p>
          </table:table-cell>
          <table:table-cell table:formula="of:=['Raw output'.B73]-[Clean.B73]" office:value-type="float" office:value="129110000">
            <text:p>129110000</text:p>
          </table:table-cell>
          <table:table-cell table:formula="of:=['Raw output'.C73]-[Clean.C73]" office:value-type="float" office:value="0">
            <text:p>0</text:p>
          </table:table-cell>
          <table:table-cell table:formula="of:=['Raw output'.D73]-[Clean.D73]" office:value-type="float" office:value="0">
            <text:p>0</text:p>
          </table:table-cell>
          <table:table-cell table:formula="of:=['Raw output'.E73]-[Clean.E73]" office:value-type="float" office:value="-1">
            <text:p>-1</text:p>
          </table:table-cell>
          <table:table-cell table:formula="of:=['Raw output'.F73]-[Clean.F73]" office:value-type="float" office:value="0">
            <text:p>0</text:p>
          </table:table-cell>
        </table:table-row>
        <table:table-row table:style-name="ro1">
          <table:table-cell office:value-type="string">
            <text:p>R0810</text:p>
          </table:table-cell>
          <table:table-cell table:formula="of:=['Raw output'.B74]-[Clean.B74]" office:value-type="float" office:value="16730122">
            <text:p>16730122</text:p>
          </table:table-cell>
          <table:table-cell table:formula="of:=['Raw output'.C74]-[Clean.C74]" office:value-type="float" office:value="0">
            <text:p>0</text:p>
          </table:table-cell>
          <table:table-cell table:formula="of:=['Raw output'.D74]-[Clean.D74]" office:value-type="float" office:value="0">
            <text:p>0</text:p>
          </table:table-cell>
          <table:table-cell table:formula="of:=['Raw output'.E74]-[Clean.E74]" office:value-type="float" office:value="0">
            <text:p>0</text:p>
          </table:table-cell>
          <table:table-cell table:formula="of:=['Raw output'.F74]-[Clean.F74]" office:value-type="float" office:value="0">
            <text:p>0</text:p>
          </table:table-cell>
        </table:table-row>
        <table:table-row table:style-name="ro1">
          <table:table-cell office:value-type="string">
            <text:p>R0820</text:p>
          </table:table-cell>
          <table:table-cell table:formula="of:=['Raw output'.B75]-[Clean.B75]" office:value-type="float" office:value="0">
            <text:p>0</text:p>
          </table:table-cell>
          <table:table-cell table:formula="of:=['Raw output'.C75]-[Clean.C75]" office:value-type="float" office:value="0">
            <text:p>0</text:p>
          </table:table-cell>
          <table:table-cell table:formula="of:=['Raw output'.D75]-[Clean.D75]" office:value-type="float" office:value="0">
            <text:p>0</text:p>
          </table:table-cell>
          <table:table-cell table:formula="of:=['Raw output'.E75]-[Clean.E75]" office:value-type="float" office:value="0">
            <text:p>0</text:p>
          </table:table-cell>
          <table:table-cell table:formula="of:=['Raw output'.F75]-[Clean.F75]" office:value-type="float" office:value="0">
            <text:p>0</text:p>
          </table:table-cell>
        </table:table-row>
        <table:table-row table:style-name="ro1">
          <table:table-cell office:value-type="string">
            <text:p>R0830</text:p>
          </table:table-cell>
          <table:table-cell table:formula="of:=['Raw output'.B76]-[Clean.B76]" office:value-type="float" office:value="0">
            <text:p>0</text:p>
          </table:table-cell>
          <table:table-cell table:formula="of:=['Raw output'.C76]-[Clean.C76]" office:value-type="float" office:value="0">
            <text:p>0</text:p>
          </table:table-cell>
          <table:table-cell table:formula="of:=['Raw output'.D76]-[Clean.D76]" office:value-type="float" office:value="0">
            <text:p>0</text:p>
          </table:table-cell>
          <table:table-cell table:formula="of:=['Raw output'.E76]-[Clean.E76]" office:value-type="float" office:value="0">
            <text:p>0</text:p>
          </table:table-cell>
          <table:table-cell table:formula="of:=['Raw output'.F76]-[Clean.F76]" office:value-type="float" office:value="0">
            <text:p>0</text:p>
          </table:table-cell>
        </table:table-row>
        <table:table-row table:style-name="ro1">
          <table:table-cell office:value-type="string">
            <text:p>R0840</text:p>
          </table:table-cell>
          <table:table-cell table:formula="of:=['Raw output'.B77]-[Clean.B77]" office:value-type="float" office:value="0">
            <text:p>0</text:p>
          </table:table-cell>
          <table:table-cell table:formula="of:=['Raw output'.C77]-[Clean.C77]" office:value-type="float" office:value="0">
            <text:p>0</text:p>
          </table:table-cell>
          <table:table-cell table:formula="of:=['Raw output'.D77]-[Clean.D77]" office:value-type="float" office:value="0">
            <text:p>0</text:p>
          </table:table-cell>
          <table:table-cell table:formula="of:=['Raw output'.E77]-[Clean.E77]" office:value-type="float" office:value="0">
            <text:p>0</text:p>
          </table:table-cell>
          <table:table-cell table:formula="of:=['Raw output'.F77]-[Clean.F77]" office:value-type="float" office:value="0">
            <text:p>0</text:p>
          </table:table-cell>
        </table:table-row>
        <table:table-row table:style-name="ro1">
          <table:table-cell office:value-type="string">
            <text:p>R0850</text:p>
          </table:table-cell>
          <table:table-cell table:formula="of:=['Raw output'.B78]-[Clean.B78]" office:value-type="float" office:value="0">
            <text:p>0</text:p>
          </table:table-cell>
          <table:table-cell table:formula="of:=['Raw output'.C78]-[Clean.C78]" office:value-type="float" office:value="0">
            <text:p>0</text:p>
          </table:table-cell>
          <table:table-cell table:formula="of:=['Raw output'.D78]-[Clean.D78]" office:value-type="float" office:value="0">
            <text:p>0</text:p>
          </table:table-cell>
          <table:table-cell table:formula="of:=['Raw output'.E78]-[Clean.E78]" office:value-type="float" office:value="0">
            <text:p>0</text:p>
          </table:table-cell>
          <table:table-cell table:formula="of:=['Raw output'.F78]-[Clean.F78]" office:value-type="float" office:value="0">
            <text:p>0</text:p>
          </table:table-cell>
        </table:table-row>
        <table:table-row table:style-name="ro1">
          <table:table-cell office:value-type="string">
            <text:p>R0860</text:p>
          </table:table-cell>
          <table:table-cell table:formula="of:=['Raw output'.B79]-[Clean.B79]" office:value-type="float" office:value="0">
            <text:p>0</text:p>
          </table:table-cell>
          <table:table-cell table:formula="of:=['Raw output'.C79]-[Clean.C79]" office:value-type="float" office:value="0">
            <text:p>0</text:p>
          </table:table-cell>
          <table:table-cell table:formula="of:=['Raw output'.D79]-[Clean.D79]" office:value-type="float" office:value="0">
            <text:p>0</text:p>
          </table:table-cell>
          <table:table-cell table:formula="of:=['Raw output'.E79]-[Clean.E79]" office:value-type="float" office:value="0">
            <text:p>0</text:p>
          </table:table-cell>
          <table:table-cell table:formula="of:=['Raw output'.F79]-[Clean.F79]" office:value-type="float" office:value="0">
            <text:p>0</text:p>
          </table:table-cell>
        </table:table-row>
        <table:table-row table:style-name="ro1">
          <table:table-cell office:value-type="string">
            <text:p>R0870</text:p>
          </table:table-cell>
          <table:table-cell table:formula="of:=['Raw output'.B80]-[Clean.B80]" office:value-type="float" office:value="0">
            <text:p>0</text:p>
          </table:table-cell>
          <table:table-cell table:formula="of:=['Raw output'.C80]-[Clean.C80]" office:value-type="float" office:value="0">
            <text:p>0</text:p>
          </table:table-cell>
          <table:table-cell table:formula="of:=['Raw output'.D80]-[Clean.D80]" office:value-type="float" office:value="0">
            <text:p>0</text:p>
          </table:table-cell>
          <table:table-cell table:formula="of:=['Raw output'.E80]-[Clean.E80]" office:value-type="float" office:value="0">
            <text:p>0</text:p>
          </table:table-cell>
          <table:table-cell table:formula="of:=['Raw output'.F80]-[Clean.F80]" office:value-type="float" office:value="0">
            <text:p>0</text:p>
          </table:table-cell>
        </table:table-row>
        <table:table-row table:style-name="ro1">
          <table:table-cell office:value-type="string">
            <text:p>R0880</text:p>
          </table:table-cell>
          <table:table-cell table:formula="of:=['Raw output'.B81]-[Clean.B81]" office:value-type="float" office:value="20000">
            <text:p>20000</text:p>
          </table:table-cell>
          <table:table-cell table:formula="of:=['Raw output'.C81]-[Clean.C81]" office:value-type="float" office:value="0">
            <text:p>0</text:p>
          </table:table-cell>
          <table:table-cell table:formula="of:=['Raw output'.D81]-[Clean.D81]" office:value-type="float" office:value="0">
            <text:p>0</text:p>
          </table:table-cell>
          <table:table-cell table:formula="of:=['Raw output'.E81]-[Clean.E81]" office:value-type="float" office:value="0">
            <text:p>0</text:p>
          </table:table-cell>
          <table:table-cell table:formula="of:=['Raw output'.F81]-[Clean.F81]" office:value-type="float" office:value="0">
            <text:p>0</text:p>
          </table:table-cell>
        </table:table-row>
        <table:table-row table:style-name="ro1">
          <table:table-cell office:value-type="string">
            <text:p>R0890</text:p>
          </table:table-cell>
          <table:table-cell table:formula="of:=['Raw output'.B82]-[Clean.B82]" office:value-type="float" office:value="-17356399.01">
            <text:p>-17356399.01</text:p>
          </table:table-cell>
          <table:table-cell table:formula="of:=['Raw output'.C82]-[Clean.C82]" office:value-type="float" office:value="0">
            <text:p>0</text:p>
          </table:table-cell>
          <table:table-cell table:formula="of:=['Raw output'.D82]-[Clean.D82]" office:value-type="float" office:value="0">
            <text:p>0</text:p>
          </table:table-cell>
          <table:table-cell table:formula="of:=['Raw output'.E82]-[Clean.E82]" office:value-type="float" office:value="0">
            <text:p>0</text:p>
          </table:table-cell>
          <table:table-cell table:formula="of:=['Raw output'.F82]-[Clean.F82]" office:value-type="float" office:value="0">
            <text:p>0</text:p>
          </table:table-cell>
        </table:table-row>
        <table:table-row table:style-name="ro1">
          <table:table-cell office:value-type="string">
            <text:p>R0900</text:p>
          </table:table-cell>
          <table:table-cell table:formula="of:=['Raw output'.B83]-[Clean.B83]" office:value-type="float" office:value="-115518878">
            <text:p>-115518878</text:p>
          </table:table-cell>
          <table:table-cell table:formula="of:=['Raw output'.C83]-[Clean.C83]" office:value-type="float" office:value="0">
            <text:p>0</text:p>
          </table:table-cell>
          <table:table-cell table:formula="of:=['Raw output'.D83]-[Clean.D83]" office:value-type="float" office:value="0">
            <text:p>0</text:p>
          </table:table-cell>
          <table:table-cell table:formula="of:=['Raw output'.E83]-[Clean.E83]" office:value-type="float" office:value="0">
            <text:p>0</text:p>
          </table:table-cell>
          <table:table-cell table:formula="of:=['Raw output'.F83]-[Clean.F83]" office:value-type="float" office:value="0">
            <text:p>0</text:p>
          </table:table-cell>
        </table:table-row>
        <table:table-row table:style-name="ro1">
          <table:table-cell office:value-type="string">
            <text:p>R1000</text:p>
          </table:table-cell>
          <table:table-cell table:formula="of:=['Raw output'.B84]-[Clean.B84]" office:value-type="float" office:value="-1537413438">
            <text:p>-1537413438</text:p>
          </table:table-cell>
          <table:table-cell table:formula="of:=['Raw output'.C84]-[Clean.C84]" office:value-type="float" office:value="0">
            <text:p>0</text:p>
          </table:table-cell>
          <table:table-cell table:formula="of:=['Raw output'.D84]-[Clean.D84]" office:value-type="float" office:value="0">
            <text:p>0</text:p>
          </table:table-cell>
          <table:table-cell table:formula="of:=['Raw output'.E84]-[Clean.E84]" office:value-type="float" office:value="0">
            <text:p>0</text:p>
          </table:table-cell>
          <table:table-cell table:formula="of:=['Raw output'.F84]-[Clean.F84]" office:value-type="float" office:value="0">
            <text:p>0</text:p>
          </table:table-cell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Aptos Narro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ffff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f99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33cc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99ccff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ff99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ccff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339966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3366ff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3366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00ff00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Aptos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00808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33cc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Aptos Display" fo:font-size="18pt" fo:font-style="normal" fo:text-shadow="none" style:text-underline-style="none" fo:font-weight="normal" style:font-size-asian="18pt" style:font-style-asian="normal" style:font-weight-asian="normal" style:font-name-complex="Aptos Display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008080" style:border-line-width-bottom="0.0138in 0.0138in 0.0138in" style:diagonal-bl-tr="none" style:diagonal-tl-br="none" fo:border-left="none" fo:border-right="none" style:rotation-align="none" fo:border-top="0.0138in solid #008080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9">04/09/2026</text:date>, <text:time>12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020102_5f_partial_5f_final" style:display-name="PageStyle_S020102_partial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020102" style:display-name="PageStyle_S0201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7S</meta:editing-duration>
    <meta:editing-cycles>3</meta:editing-cycles>
    <meta:generator>OpenOffice/4.1.16$Win32 OpenOffice.org_project/4116m3$Build-9816</meta:generator>
    <dc:date>2026-04-09T12:24:47.79</dc:date>
    <dc:creator>Gregor Fabjan</dc:creator>
    <meta:document-statistic meta:table-count="3" meta:cell-count="1509" meta:object-count="0"/>
    <meta:user-defined meta:name="Info 1"/>
    <meta:user-defined meta:name="Info 2"/>
    <meta:user-defined meta:name="Info 3"/>
    <meta:user-defined meta:name="Info 4"/>
  </office:meta>
</office:document-meta>
</file>